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>
      <style:paragraph-properties fo:break-before="auto" style:writing-mode="lr-tb"/>
    </style:style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text-align="center" fo:break-before="auto" style:writing-mode="lr-tb"/>
    </style:style>
    <style:style style:name="T5_1" style:family="text">
      <style:text-properties fo:font-size="18pt" style:font-size-asian="18pt" style:font-size-complex="18pt" fo:font-weight="bold" style:font-weight-asian="bold" style:font-weight-complex="bold"/>
    </style:style>
    <style:style style:name="T5_2" style:family="text">
      <style:text-properties fo:font-size="18pt" style:font-size-asian="18pt" style:font-size-complex="18pt" fo:font-weight="bold" style:font-weight-asian="bold" style:font-weight-complex="bold"/>
    </style:style>
    <style:style style:name="T5_3" style:family="text"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8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style:writing-mode="lr-tb"/>
    </style:style>
    <style:style style:name="T11_1" style:family="text">
      <style:text-properties fo:font-size="14pt" style:font-size-asian="14pt" style:font-size-complex="14pt" fo:font-weight="bold" style:font-weight-asian="bold" style:font-weight-complex="bold"/>
    </style:style>
    <style:style style:name="T11_2" style:family="text">
      <style:text-properties fo:font-size="14pt" style:font-size-asian="14pt" style:font-size-complex="14pt" fo:font-weight="bold" style:font-weight-asian="bold" style:font-weight-complex="bold"/>
    </style:style>
    <style:style style:name="T11_3" style:family="text">
      <style:text-properties fo:font-size="14pt" style:font-size-asian="14pt" style:font-size-complex="14pt" fo:font-weight="bold" style:font-weight-asian="bold" style:font-weight-complex="bold"/>
    </style:style>
    <style:style style:name="T11_4" style:family="text">
      <style:text-properties fo:font-size="14pt" style:font-size-asian="14pt" style:font-size-complex="14pt" fo:font-weight="bold" style:font-weight-asian="bold" style:font-weight-complex="bold"/>
    </style:style>
    <style:style style:name="T11_5" style:family="text"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style:writing-mode="lr-tb"/>
    </style:style>
    <style:style style:name="T12_1" style:family="text">
      <style:text-properties fo:font-size="14pt" style:font-size-asian="14pt" style:font-size-complex="14pt" fo:font-weight="bold" style:font-weight-asian="bold" style:font-weight-complex="bold"/>
    </style:style>
    <style:style style:name="T12_2" style:family="text">
      <style:text-properties fo:font-size="14pt" style:font-size-asian="14pt" style:font-size-complex="14pt" fo:font-weight="bold" style:font-weight-asian="bold" style:font-weight-complex="bold"/>
    </style:style>
    <style:style style:name="T12_3" style:family="text"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fo:break-before="auto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center" fo:break-before="auto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center" fo:break-before="auto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text-align="center" fo:break-before="auto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center" fo:break-before="auto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center" fo:break-before="auto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text-align="center" fo:break-before="auto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style:writing-mode="lr-tb"/>
    </style:style>
    <style:style style:name="P35" style:family="paragraph" style:parent-style-name="Standard">
      <style:paragraph-properties fo:break-before="auto" style:writing-mode="lr-tb"/>
    </style:style>
    <style:style style:name="P36" style:family="paragraph" style:parent-style-name="Standard">
      <style:paragraph-properties fo:break-before="auto" style:writing-mode="lr-tb"/>
    </style:style>
    <style:style style:name="T36_1" style:family="text">
      <style:text-properties fo:font-size="12pt" style:font-size-asian="12pt" style:font-size-complex="12pt" fo:font-weight="bold" style:font-weight-asian="bold" style:font-weight-complex="bold"/>
    </style:style>
    <style:style style:name="T36_2" style:family="text">
      <style:text-properties fo:font-size="12pt" style:font-size-asian="12pt" style:font-size-complex="12pt" fo:font-weight="bold" style:font-weight-asian="bold" style:font-weight-complex="bold"/>
    </style:style>
    <style:style style:name="T36_3" style:family="text">
      <style:text-properties fo:font-size="12pt" style:font-size-asian="12pt" style:font-size-complex="12pt" fo:font-weight="bold" style:font-weight-asian="bold" style:font-weight-complex="bold"/>
    </style:style>
    <style:style style:name="P37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38" style:family="paragraph" style:parent-style-name="Standard">
      <style:paragraph-properties fo:break-before="auto" style:writing-mode="lr-tb"/>
    </style:style>
    <style:style style:name="T38_1" style:family="text"/>
    <style:style style:name="T38_2" style:family="text"/>
    <style:style style:name="P39" style:family="paragraph" style:parent-style-name="Standard">
      <style:paragraph-properties fo:break-before="auto" style:writing-mode="lr-tb"/>
    </style:style>
    <style:style style:name="P40" style:family="paragraph" style:parent-style-name="Standard">
      <style:paragraph-properties fo:break-before="auto" fo:text-indent="1.27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P41" style:family="paragraph" style:parent-style-name="Standard">
      <style:paragraph-properties fo:break-before="auto" style:writing-mode="lr-tb"/>
    </style:style>
    <style:style style:name="P42" style:family="paragraph" style:parent-style-name="Standard">
      <style:paragraph-properties fo:break-before="auto" fo:text-indent="1.27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P43" style:family="paragraph" style:parent-style-name="Standard">
      <style:paragraph-properties fo:break-before="auto" style:writing-mode="lr-tb"/>
    </style:style>
    <style:style style:name="P44" style:family="paragraph" style:parent-style-name="Standard">
      <style:paragraph-properties fo:break-before="auto" style:writing-mode="lr-tb"/>
    </style:style>
    <style:style style:name="P45" style:family="paragraph" style:parent-style-name="Standard">
      <style:paragraph-properties fo:break-before="auto" fo:text-indent="1.27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P46" style:family="paragraph" style:parent-style-name="Standard">
      <style:paragraph-properties fo:break-before="auto" fo:text-indent="1.27cm" style:writing-mode="lr-tb"/>
    </style:style>
    <style:style style:name="P47" style:family="paragraph" style:parent-style-name="Standard">
      <style:paragraph-properties fo:break-before="auto" fo:text-indent="0cm" fo:margin-left="0cm" style:writing-mode="lr-tb"/>
    </style:style>
    <style:style style:name="P48" style:family="paragraph" style:parent-style-name="Standard">
      <style:paragraph-properties fo:break-before="auto" fo:text-indent="0cm" fo:margin-lef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text-indent="0cm" fo:margin-left="0cm" style:writing-mode="lr-tb"/>
    </style:style>
    <style:style style:name="P50" style:family="paragraph" style:parent-style-name="Standard">
      <style:paragraph-properties fo:break-before="auto" fo:text-indent="0cm" fo:margin-lef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P51" style:family="paragraph" style:parent-style-name="Standard">
      <style:paragraph-properties fo:break-before="auto" fo:text-indent="0cm" fo:margin-left="0cm" style:writing-mode="lr-tb"/>
    </style:style>
    <style:style style:name="P52" style:family="paragraph" style:parent-style-name="Standard">
      <style:paragraph-properties fo:break-before="auto" fo:text-indent="0cm" fo:margin-left="0cm" style:writing-mode="lr-tb"/>
    </style:style>
    <style:style style:name="P53" style:family="paragraph" style:parent-style-name="Standard">
      <style:paragraph-properties fo:break-before="auto" fo:text-indent="0cm" fo:margin-left="0cm" style:writing-mode="lr-tb"/>
    </style:style>
    <style:style style:name="P54" style:family="paragraph" style:parent-style-name="Standard">
      <style:paragraph-properties fo:break-before="auto" fo:text-indent="0cm" fo:margin-left="0cm" style:writing-mode="lr-tb"/>
    </style:style>
    <style:style style:name="P55" style:family="paragraph" style:parent-style-name="Standard">
      <style:paragraph-properties fo:break-before="auto" fo:text-indent="0cm" fo:margin-left="0cm" style:writing-mode="lr-tb"/>
    </style:style>
    <style:style style:name="P56" style:family="paragraph" style:parent-style-name="Standard">
      <style:paragraph-properties fo:break-before="auto" fo:text-indent="0cm" fo:margin-left="0cm" style:writing-mode="lr-tb"/>
    </style:style>
    <style:style style:name="P57" style:family="paragraph" style:parent-style-name="Standard">
      <style:paragraph-properties fo:break-before="auto" fo:text-indent="0cm" fo:margin-left="0cm" style:writing-mode="lr-tb"/>
    </style:style>
    <style:style style:name="P58" style:family="paragraph" style:parent-style-name="Standard">
      <style:paragraph-properties fo:break-before="auto" fo:text-indent="0cm" fo:margin-left="0cm" style:writing-mode="lr-tb"/>
    </style:style>
    <style:style style:name="P59" style:family="paragraph" style:parent-style-name="Standard">
      <style:paragraph-properties fo:break-before="auto" fo:text-indent="0cm" fo:margin-left="0cm" style:writing-mode="lr-tb"/>
    </style:style>
    <style:style style:name="P60" style:family="paragraph" style:parent-style-name="Standard">
      <style:paragraph-properties fo:break-before="auto" fo:text-indent="0cm" fo:margin-left="0cm" style:writing-mode="lr-tb"/>
    </style:style>
    <style:style style:name="P61" style:family="paragraph" style:parent-style-name="Standard">
      <style:paragraph-properties fo:break-before="auto" fo:text-indent="0cm" fo:margin-left="0cm" style:writing-mode="lr-tb"/>
    </style:style>
    <style:style style:name="P62" style:family="paragraph" style:parent-style-name="Standard">
      <style:paragraph-properties fo:break-before="auto" fo:text-indent="0cm" fo:margin-left="0cm" style:writing-mode="lr-tb"/>
    </style:style>
    <style:style style:name="P63" style:family="paragraph" style:parent-style-name="Standard">
      <style:paragraph-properties fo:break-before="auto" fo:text-indent="0cm" fo:margin-left="0cm" style:writing-mode="lr-tb"/>
    </style:style>
    <style:style style:name="P64" style:family="paragraph" style:parent-style-name="Standard">
      <style:paragraph-properties fo:break-before="auto" fo:text-indent="0cm" fo:margin-left="0cm" style:writing-mode="lr-tb"/>
    </style:style>
    <style:style style:name="P65" style:family="paragraph" style:parent-style-name="Standard">
      <style:paragraph-properties fo:break-before="auto" fo:text-indent="0cm" fo:margin-left="0cm" style:writing-mode="lr-tb"/>
    </style:style>
    <style:style style:name="P66" style:family="paragraph" style:parent-style-name="Standard">
      <style:paragraph-properties fo:break-before="auto" fo:text-indent="0cm" fo:margin-left="0cm" style:writing-mode="lr-tb"/>
    </style:style>
    <style:style style:name="P67" style:family="paragraph" style:parent-style-name="Standard">
      <style:paragraph-properties fo:break-before="auto" fo:text-indent="0cm" fo:margin-left="0cm" style:writing-mode="lr-tb"/>
    </style:style>
    <style:style style:name="P68" style:family="paragraph" style:parent-style-name="Standard">
      <style:paragraph-properties fo:break-before="auto" fo:text-indent="0cm" fo:margin-left="0cm" style:writing-mode="lr-tb"/>
    </style:style>
    <style:style style:name="P69" style:family="paragraph" style:parent-style-name="Standard">
      <style:paragraph-properties fo:break-before="auto" fo:text-indent="0cm" fo:margin-left="0cm" style:writing-mode="lr-tb"/>
    </style:style>
    <style:style style:name="P70" style:family="paragraph" style:parent-style-name="Standard">
      <style:paragraph-properties fo:break-before="auto" fo:text-indent="0cm" fo:margin-left="0cm" style:writing-mode="lr-tb"/>
    </style:style>
    <style:style style:name="P71" style:family="paragraph" style:parent-style-name="Standard">
      <style:paragraph-properties fo:break-before="auto" fo:text-indent="0cm" fo:margin-left="0cm" style:writing-mode="lr-tb"/>
    </style:style>
    <style:style style:name="P72" style:family="paragraph" style:parent-style-name="Standard">
      <style:paragraph-properties fo:break-before="auto" fo:text-indent="0cm" fo:margin-left="0cm" style:writing-mode="lr-tb"/>
    </style:style>
    <style:style style:name="P73" style:family="paragraph" style:parent-style-name="Standard">
      <style:paragraph-properties fo:break-before="auto" fo:text-indent="0cm" fo:margin-left="0cm" style:writing-mode="lr-tb"/>
    </style:style>
    <style:style style:name="P74" style:family="paragraph" style:parent-style-name="Standard">
      <style:paragraph-properties fo:break-before="auto" fo:text-indent="0cm" fo:margin-left="0cm" style:writing-mode="lr-tb"/>
    </style:style>
    <style:style style:name="P75" style:family="paragraph" style:parent-style-name="Standard">
      <style:paragraph-properties fo:break-before="auto" fo:text-indent="0cm" fo:margin-left="0cm" style:writing-mode="lr-tb"/>
    </style:style>
    <style:style style:name="P76" style:family="paragraph" style:parent-style-name="Standard">
      <style:paragraph-properties fo:break-before="auto" fo:text-indent="0cm" fo:margin-left="0cm" style:writing-mode="lr-tb"/>
    </style:style>
    <style:style style:name="P77" style:family="paragraph" style:parent-style-name="Standard">
      <style:paragraph-properties fo:break-before="auto" fo:text-indent="0cm" fo:margin-left="0cm" style:writing-mode="lr-tb"/>
    </style:style>
    <style:style style:name="P78" style:family="paragraph" style:parent-style-name="Standard">
      <style:paragraph-properties fo:break-before="auto" fo:text-indent="0cm" fo:margin-left="0cm" style:writing-mode="lr-tb"/>
    </style:style>
    <style:style style:name="P79" style:family="paragraph" style:parent-style-name="Standard">
      <style:paragraph-properties fo:break-before="auto" fo:text-indent="0cm" fo:margin-left="0cm" style:writing-mode="lr-tb"/>
    </style:style>
    <style:style style:name="P80" style:family="paragraph" style:parent-style-name="Standard">
      <style:paragraph-properties fo:break-before="auto" fo:text-indent="0cm" fo:margin-left="0cm" style:writing-mode="lr-tb"/>
    </style:style>
    <style:style style:name="T80_1" style:family="text">
      <style:text-properties fo:font-size="12pt" style:font-size-asian="12pt" style:font-size-complex="12pt" fo:font-weight="bold" style:font-weight-asian="bold" style:font-weight-complex="bold"/>
    </style:style>
    <style:style style:name="T80_2" style:family="text">
      <style:text-properties fo:font-size="12pt" style:font-size-asian="12pt" style:font-size-complex="12pt" fo:font-weight="bold" style:font-weight-asian="bold" style:font-weight-complex="bold"/>
    </style:style>
    <style:style style:name="P81" style:family="paragraph" style:parent-style-name="Standard">
      <style:paragraph-properties fo:break-before="auto" fo:text-indent="0cm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82" style:family="paragraph" style:parent-style-name="Standard">
      <style:paragraph-properties fo:break-before="auto" fo:text-indent="0cm" fo:margin-left="0cm" style:writing-mode="lr-tb"/>
    </style:style>
    <style:style style:name="T82_1" style:family="text"/>
    <style:style style:name="T82_2" style:family="text"/>
    <style:style style:name="T82_3" style:family="text"/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fo:font-size="12pt" style:font-size-asian="12pt" style:font-size-complex="12pt" fo:font-weight="bold" style:font-weight-asian="bold" style:font-weight-complex="bold"/>
    </style:style>
    <style:style style:name="T123_2" style:family="text">
      <style:text-properties fo:font-size="12pt" style:font-size-asian="12pt" style:font-size-complex="12pt" fo:font-weight="bold" style:font-weight-asian="bold" style:font-weight-complex="bold"/>
    </style:style>
    <style:style style:name="T123_3" style:family="text">
      <style:text-properties fo:font-size="12pt" style:font-size-asian="12pt" style:font-size-complex="12pt" fo:font-weight="bold" style:font-weight-asian="bold" style:font-weight-complex="bold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P1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_1" style:family="text"/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P141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P142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P143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144_1" style:family="text"/>
    <style:style style:name="T144_2" style:family="text"/>
    <style:style style:name="T144_3" style:family="text"/>
    <style:style style:name="P145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P146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P147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P148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P1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P1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P1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6_1" style:family="text">
      <style:text-properties fo:font-size="12pt" style:font-size-asian="12pt" style:font-size-complex="12pt" fo:font-weight="bold" style:font-weight-asian="bold" style:font-weight-complex="bold"/>
    </style:style>
    <style:style style:name="T166_2" style:family="text">
      <style:text-properties fo:font-size="12pt" style:font-size-asian="12pt" style:font-size-complex="12pt" fo:font-weight="bold" style:font-weight-asian="bold" style:font-weight-complex="bold"/>
    </style:style>
    <style:style style:name="T166_3" style:family="text">
      <style:text-properties fo:font-size="12pt" style:font-size-asian="12pt" style:font-size-complex="12pt" fo:font-weight="bold" style:font-weight-asian="bold" style:font-weight-complex="bold"/>
    </style:style>
    <style:style style:name="T166_4" style:family="text">
      <style:text-properties fo:font-size="12pt" style:font-size-asian="12pt" style:font-size-complex="12pt" fo:font-weight="bold" style:font-weight-asian="bold" style:font-weight-complex="bold"/>
    </style:style>
    <style:style style:name="T166_5" style:family="text">
      <style:text-properties fo:font-size="12pt" style:font-size-asian="12pt" style:font-size-complex="12pt" fo:font-weight="bold" style:font-weight-asian="bold" style:font-weight-complex="bold"/>
    </style:style>
    <style:style style:name="P1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68" style:family="paragraph" style:parent-style-name="Standard">
      <style:paragraph-properties fo:break-before="auto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Standard">
      <style:paragraph-properties fo:break-before="auto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T169_59" style:family="text"/>
    <style:style style:name="T169_60" style:family="text"/>
    <style:style style:name="T169_61" style:family="text"/>
    <style:style style:name="T169_62" style:family="text"/>
    <style:style style:name="T169_63" style:family="text"/>
    <style:style style:name="T169_64" style:family="text"/>
    <style:style style:name="T169_65" style:family="text"/>
    <style:style style:name="T169_66" style:family="text"/>
    <style:style style:name="T169_67" style:family="text"/>
    <style:style style:name="T169_68" style:family="text"/>
    <style:style style:name="T169_69" style:family="text"/>
    <style:style style:name="T169_70" style:family="text"/>
    <style:style style:name="T169_71" style:family="text"/>
    <style:style style:name="T169_72" style:family="text"/>
    <style:style style:name="T169_73" style:family="text"/>
    <style:style style:name="T169_74" style:family="text"/>
    <style:style style:name="T169_75" style:family="text"/>
    <style:style style:name="T169_76" style:family="text"/>
    <style:style style:name="T169_77" style:family="text"/>
    <style:style style:name="T169_78" style:family="text"/>
    <style:style style:name="T169_79" style:family="text"/>
    <style:style style:name="T169_80" style:family="text"/>
    <style:style style:name="T169_81" style:family="text"/>
    <style:style style:name="T169_82" style:family="text"/>
    <style:style style:name="T169_83" style:family="text"/>
    <style:style style:name="T169_84" style:family="text"/>
    <style:style style:name="T169_85" style:family="text"/>
    <style:style style:name="T169_86" style:family="text"/>
    <style:style style:name="T169_87" style:family="text"/>
    <style:style style:name="T169_88" style:family="text"/>
    <style:style style:name="T169_89" style:family="text"/>
    <style:style style:name="T169_90" style:family="text"/>
    <style:style style:name="T169_91" style:family="text"/>
    <style:style style:name="T169_92" style:family="text"/>
    <style:style style:name="T169_93" style:family="text"/>
    <style:style style:name="T169_94" style:family="text"/>
    <style:style style:name="T169_95" style:family="text"/>
    <style:style style:name="T169_96" style:family="text"/>
    <style:style style:name="T169_97" style:family="text"/>
    <style:style style:name="T169_98" style:family="text"/>
    <style:style style:name="T169_99" style:family="text"/>
    <style:style style:name="T169_100" style:family="text"/>
    <style:style style:name="T169_101" style:family="text"/>
    <style:style style:name="T169_102" style:family="text"/>
    <style:style style:name="T169_103" style:family="text"/>
    <style:style style:name="T169_104" style:family="text"/>
    <style:style style:name="T169_105" style:family="text"/>
    <style:style style:name="T169_106" style:family="text"/>
    <style:style style:name="T169_107" style:family="text"/>
    <style:style style:name="T169_108" style:family="text"/>
    <style:style style:name="T169_109" style:family="text"/>
    <style:style style:name="T169_110" style:family="text"/>
    <style:style style:name="T169_111" style:family="text"/>
    <style:style style:name="T169_112" style:family="text"/>
    <style:style style:name="T169_113" style:family="text"/>
    <style:style style:name="T169_114" style:family="text"/>
    <style:style style:name="T169_115" style:family="text"/>
    <style:style style:name="P170" style:family="paragraph" style:parent-style-name="Standard">
      <style:paragraph-properties fo:break-before="auto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T170_71" style:family="text"/>
    <style:style style:name="T170_72" style:family="text"/>
    <style:style style:name="T170_73" style:family="text"/>
    <style:style style:name="T170_74" style:family="text"/>
    <style:style style:name="T170_75" style:family="text"/>
    <style:style style:name="T170_76" style:family="text"/>
    <style:style style:name="T170_77" style:family="text"/>
    <style:style style:name="T170_78" style:family="text"/>
    <style:style style:name="T170_79" style:family="text"/>
    <style:style style:name="T170_80" style:family="text"/>
    <style:style style:name="T170_81" style:family="text"/>
    <style:style style:name="T170_82" style:family="text"/>
    <style:style style:name="T170_83" style:family="text"/>
    <style:style style:name="T170_84" style:family="text"/>
    <style:style style:name="T170_85" style:family="text"/>
    <style:style style:name="T170_86" style:family="text"/>
    <style:style style:name="T170_87" style:family="text"/>
    <style:style style:name="T170_88" style:family="text"/>
    <style:style style:name="T170_89" style:family="text"/>
    <style:style style:name="T170_90" style:family="text"/>
    <style:style style:name="T170_91" style:family="text"/>
    <style:style style:name="T170_92" style:family="text"/>
    <style:style style:name="T170_93" style:family="text"/>
    <style:style style:name="T170_94" style:family="text"/>
    <style:style style:name="T170_95" style:family="text"/>
    <style:style style:name="T170_96" style:family="text"/>
    <style:style style:name="T170_97" style:family="text"/>
    <style:style style:name="T170_98" style:family="text"/>
    <style:style style:name="T170_99" style:family="text"/>
    <style:style style:name="T170_100" style:family="text"/>
    <style:style style:name="T170_101" style:family="text"/>
    <style:style style:name="T170_102" style:family="text"/>
    <style:style style:name="T170_103" style:family="text"/>
    <style:style style:name="T170_104" style:family="text"/>
    <style:style style:name="T170_105" style:family="text"/>
    <style:style style:name="T170_106" style:family="text"/>
    <style:style style:name="T170_107" style:family="text"/>
    <style:style style:name="T170_108" style:family="text"/>
    <style:style style:name="T170_109" style:family="text"/>
    <style:style style:name="T170_110" style:family="text"/>
    <style:style style:name="T170_111" style:family="text"/>
    <style:style style:name="T170_112" style:family="text"/>
    <style:style style:name="T170_113" style:family="text"/>
    <style:style style:name="T170_114" style:family="text"/>
    <style:style style:name="T170_115" style:family="text"/>
    <style:style style:name="T170_116" style:family="text"/>
    <style:style style:name="T170_117" style:family="text"/>
    <style:style style:name="T170_118" style:family="text"/>
    <style:style style:name="T170_119" style:family="text"/>
    <style:style style:name="P171" style:family="paragraph" style:parent-style-name="Standard">
      <style:paragraph-properties fo:break-before="auto" fo:text-indent="1.27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T171_67" style:family="text"/>
    <style:style style:name="T171_68" style:family="text"/>
    <style:style style:name="T171_69" style:family="text"/>
    <style:style style:name="T171_70" style:family="text"/>
    <style:style style:name="T171_71" style:family="text"/>
    <style:style style:name="T171_72" style:family="text"/>
    <style:style style:name="T171_73" style:family="text"/>
    <style:style style:name="T171_74" style:family="text"/>
    <style:style style:name="T171_75" style:family="text"/>
    <style:style style:name="T171_76" style:family="text"/>
    <style:style style:name="T171_77" style:family="text"/>
    <style:style style:name="T171_78" style:family="text"/>
    <style:style style:name="T171_79" style:family="text"/>
    <style:style style:name="T171_80" style:family="text"/>
    <style:style style:name="T171_81" style:family="text"/>
    <style:style style:name="T171_82" style:family="text"/>
    <style:style style:name="T171_83" style:family="text"/>
    <style:style style:name="T171_84" style:family="text"/>
    <style:style style:name="T171_85" style:family="text"/>
    <style:style style:name="T171_86" style:family="text"/>
    <style:style style:name="T171_87" style:family="text"/>
    <style:style style:name="T171_88" style:family="text"/>
    <style:style style:name="T171_89" style:family="text"/>
    <style:style style:name="T171_90" style:family="text"/>
    <style:style style:name="T171_91" style:family="text"/>
    <style:style style:name="T171_92" style:family="text"/>
    <style:style style:name="T171_93" style:family="text"/>
    <style:style style:name="T171_94" style:family="text"/>
    <style:style style:name="T171_95" style:family="text"/>
    <style:style style:name="T171_96" style:family="text"/>
    <style:style style:name="T171_97" style:family="text"/>
    <style:style style:name="T171_98" style:family="text"/>
    <style:style style:name="T171_99" style:family="text"/>
    <style:style style:name="T171_100" style:family="text"/>
    <style:style style:name="T171_101" style:family="text"/>
    <style:style style:name="T171_102" style:family="text"/>
    <style:style style:name="T171_103" style:family="text"/>
    <style:style style:name="T171_104" style:family="text"/>
    <style:style style:name="T171_105" style:family="text"/>
    <style:style style:name="T171_106" style:family="text"/>
    <style:style style:name="T171_107" style:family="text"/>
    <style:style style:name="T171_108" style:family="text"/>
    <style:style style:name="T171_109" style:family="text"/>
    <style:style style:name="T171_110" style:family="text"/>
    <style:style style:name="T171_111" style:family="text"/>
    <style:style style:name="T171_112" style:family="text"/>
    <style:style style:name="T171_113" style:family="text"/>
    <style:style style:name="T171_114" style:family="text"/>
    <style:style style:name="T171_115" style:family="text"/>
    <style:style style:name="T171_116" style:family="text"/>
    <style:style style:name="T171_117" style:family="text"/>
    <style:style style:name="T171_118" style:family="text"/>
    <style:style style:name="T171_119" style:family="text"/>
    <style:style style:name="T171_120" style:family="text"/>
    <style:style style:name="T171_121" style:family="text"/>
    <style:style style:name="T171_122" style:family="text"/>
    <style:style style:name="T171_123" style:family="text"/>
    <style:style style:name="T171_124" style:family="text"/>
    <style:style style:name="T171_125" style:family="text"/>
    <style:style style:name="T171_126" style:family="text"/>
    <style:style style:name="T171_127" style:family="text"/>
    <style:style style:name="T171_128" style:family="text"/>
    <style:style style:name="T171_129" style:family="text"/>
    <style:style style:name="T171_130" style:family="text"/>
    <style:style style:name="T171_131" style:family="text"/>
    <style:style style:name="T171_132" style:family="text"/>
    <style:style style:name="T171_133" style:family="text"/>
    <style:style style:name="T171_134" style:family="text"/>
    <style:style style:name="T171_135" style:family="text"/>
    <style:style style:name="T171_136" style:family="text"/>
    <style:style style:name="T171_137" style:family="text"/>
    <style:style style:name="T171_138" style:family="text"/>
    <style:style style:name="T171_139" style:family="text"/>
    <style:style style:name="T171_140" style:family="text"/>
    <style:style style:name="T171_141" style:family="text"/>
    <style:style style:name="T171_142" style:family="text"/>
    <style:style style:name="T171_143" style:family="text"/>
    <style:style style:name="T171_144" style:family="text"/>
    <style:style style:name="T171_145" style:family="text"/>
    <style:style style:name="T171_146" style:family="text"/>
    <style:style style:name="T171_147" style:family="text"/>
    <style:style style:name="T171_148" style:family="text"/>
    <style:style style:name="T171_149" style:family="text"/>
    <style:style style:name="T171_150" style:family="text"/>
    <style:style style:name="T171_151" style:family="text"/>
    <style:style style:name="T171_152" style:family="text"/>
    <style:style style:name="T171_153" style:family="text"/>
    <style:style style:name="T171_154" style:family="text"/>
    <style:style style:name="T171_155" style:family="text"/>
    <style:style style:name="T171_156" style:family="text"/>
    <style:style style:name="T171_157" style:family="text"/>
    <style:style style:name="T171_158" style:family="text"/>
    <style:style style:name="T171_159" style:family="text"/>
    <style:style style:name="T171_160" style:family="text"/>
    <style:style style:name="T171_161" style:family="text"/>
    <style:style style:name="T171_162" style:family="text"/>
    <style:style style:name="T171_163" style:family="text"/>
    <style:style style:name="T171_164" style:family="text"/>
    <style:style style:name="T171_165" style:family="text"/>
    <style:style style:name="T171_166" style:family="text"/>
    <style:style style:name="T171_167" style:family="text"/>
    <style:style style:name="T171_168" style:family="text"/>
    <style:style style:name="T171_169" style:family="text"/>
    <style:style style:name="T171_170" style:family="text"/>
    <style:style style:name="T171_171" style:family="text"/>
    <style:style style:name="T171_172" style:family="text"/>
    <style:style style:name="T171_173" style:family="text"/>
    <style:style style:name="T171_174" style:family="text"/>
    <style:style style:name="T171_175" style:family="text"/>
    <style:style style:name="T171_176" style:family="text"/>
    <style:style style:name="T171_177" style:family="text"/>
    <style:style style:name="T171_178" style:family="text"/>
    <style:style style:name="T171_179" style:family="text"/>
    <style:style style:name="T171_180" style:family="text"/>
    <style:style style:name="T171_181" style:family="text"/>
    <style:style style:name="T171_182" style:family="text"/>
    <style:style style:name="T171_183" style:family="text"/>
    <style:style style:name="T171_184" style:family="text"/>
    <style:style style:name="T171_185" style:family="text"/>
    <style:style style:name="T171_186" style:family="text"/>
    <style:style style:name="T171_187" style:family="text"/>
    <style:style style:name="T171_188" style:family="text"/>
    <style:style style:name="T171_189" style:family="text"/>
    <style:style style:name="T171_190" style:family="text"/>
    <style:style style:name="T171_191" style:family="text"/>
    <style:style style:name="T171_192" style:family="text"/>
    <style:style style:name="T171_193" style:family="text"/>
    <style:style style:name="T171_194" style:family="text"/>
    <style:style style:name="T171_195" style:family="text"/>
    <style:style style:name="T171_196" style:family="text"/>
    <style:style style:name="T171_197" style:family="text"/>
    <style:style style:name="T171_198" style:family="text"/>
    <style:style style:name="T171_199" style:family="text"/>
    <style:style style:name="T171_200" style:family="text"/>
    <style:style style:name="T171_201" style:family="text"/>
    <style:style style:name="T171_202" style:family="text"/>
    <style:style style:name="T171_203" style:family="text"/>
    <style:style style:name="T171_204" style:family="text"/>
    <style:style style:name="T171_205" style:family="text"/>
    <style:style style:name="T171_206" style:family="text"/>
    <style:style style:name="T171_207" style:family="text"/>
    <style:style style:name="T171_208" style:family="text"/>
    <style:style style:name="T171_209" style:family="text"/>
    <style:style style:name="T171_210" style:family="text"/>
    <style:style style:name="T171_211" style:family="text"/>
    <style:style style:name="T171_212" style:family="text"/>
    <style:style style:name="T171_213" style:family="text"/>
    <style:style style:name="T171_214" style:family="text"/>
    <style:style style:name="T171_215" style:family="text"/>
    <style:style style:name="T171_216" style:family="text"/>
    <style:style style:name="T171_217" style:family="text"/>
    <style:style style:name="T171_218" style:family="text"/>
    <style:style style:name="T171_219" style:family="text"/>
    <style:style style:name="T171_220" style:family="text"/>
    <style:style style:name="T171_221" style:family="text"/>
    <style:style style:name="T171_222" style:family="text"/>
    <style:style style:name="T171_223" style:family="text"/>
    <style:style style:name="T171_224" style:family="text"/>
    <style:style style:name="T171_225" style:family="text"/>
    <style:style style:name="T171_226" style:family="text"/>
    <style:style style:name="T171_227" style:family="text"/>
    <style:style style:name="T171_228" style:family="text"/>
    <style:style style:name="T171_229" style:family="text"/>
    <style:style style:name="T171_230" style:family="text"/>
    <style:style style:name="T171_231" style:family="text"/>
    <style:style style:name="T171_232" style:family="text"/>
    <style:style style:name="T171_233" style:family="text"/>
    <style:style style:name="T171_234" style:family="text"/>
    <style:style style:name="T171_235" style:family="text"/>
    <style:style style:name="T171_236" style:family="text"/>
    <style:style style:name="P172" style:family="paragraph" style:parent-style-name="Standard">
      <style:paragraph-properties fo:break-before="auto" fo:text-indent="1.27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T172_71" style:family="text"/>
    <style:style style:name="T172_72" style:family="text"/>
    <style:style style:name="T172_73" style:family="text"/>
    <style:style style:name="T172_74" style:family="text"/>
    <style:style style:name="T172_75" style:family="text"/>
    <style:style style:name="T172_76" style:family="text"/>
    <style:style style:name="T172_77" style:family="text"/>
    <style:style style:name="T172_78" style:family="text"/>
    <style:style style:name="T172_79" style:family="text"/>
    <style:style style:name="T172_80" style:family="text"/>
    <style:style style:name="T172_81" style:family="text"/>
    <style:style style:name="T172_82" style:family="text"/>
    <style:style style:name="T172_83" style:family="text"/>
    <style:style style:name="T172_84" style:family="text"/>
    <style:style style:name="T172_85" style:family="text"/>
    <style:style style:name="T172_86" style:family="text"/>
    <style:style style:name="T172_87" style:family="text"/>
    <style:style style:name="T172_88" style:family="text"/>
    <style:style style:name="T172_89" style:family="text"/>
    <style:style style:name="T172_90" style:family="text"/>
    <style:style style:name="T172_91" style:family="text"/>
    <style:style style:name="T172_92" style:family="text"/>
    <style:style style:name="T172_93" style:family="text"/>
    <style:style style:name="T172_94" style:family="text"/>
    <style:style style:name="T172_95" style:family="text"/>
    <style:style style:name="T172_96" style:family="text"/>
    <style:style style:name="T172_97" style:family="text"/>
    <style:style style:name="T172_98" style:family="text"/>
    <style:style style:name="T172_99" style:family="text"/>
    <style:style style:name="T172_100" style:family="text"/>
    <style:style style:name="T172_101" style:family="text"/>
    <style:style style:name="T172_102" style:family="text"/>
    <style:style style:name="T172_103" style:family="text"/>
    <style:style style:name="T172_104" style:family="text"/>
    <style:style style:name="T172_105" style:family="text"/>
    <style:style style:name="T172_106" style:family="text"/>
    <style:style style:name="T172_107" style:family="text"/>
    <style:style style:name="T172_108" style:family="text"/>
    <style:style style:name="T172_109" style:family="text"/>
    <style:style style:name="T172_110" style:family="text"/>
    <style:style style:name="T172_111" style:family="text"/>
    <style:style style:name="T172_112" style:family="text"/>
    <style:style style:name="T172_113" style:family="text"/>
    <style:style style:name="T172_114" style:family="text"/>
    <style:style style:name="T172_115" style:family="text"/>
    <style:style style:name="T172_116" style:family="text"/>
    <style:style style:name="T172_117" style:family="text"/>
    <style:style style:name="T172_118" style:family="text"/>
    <style:style style:name="T172_119" style:family="text"/>
    <style:style style:name="T172_120" style:family="text"/>
    <style:style style:name="T172_121" style:family="text"/>
    <style:style style:name="T172_122" style:family="text"/>
    <style:style style:name="T172_123" style:family="text"/>
    <style:style style:name="T172_124" style:family="text"/>
    <style:style style:name="T172_125" style:family="text"/>
    <style:style style:name="T172_126" style:family="text"/>
    <style:style style:name="T172_127" style:family="text"/>
    <style:style style:name="T172_128" style:family="text"/>
    <style:style style:name="T172_129" style:family="text"/>
    <style:style style:name="T172_130" style:family="text"/>
    <style:style style:name="T172_131" style:family="text"/>
    <style:style style:name="T172_132" style:family="text"/>
    <style:style style:name="T172_133" style:family="text"/>
    <style:style style:name="T172_134" style:family="text"/>
    <style:style style:name="P173" style:family="paragraph" style:parent-style-name="Standard">
      <style:paragraph-properties fo:break-before="auto" fo:text-indent="1.27cm" style:writing-mode="lr-tb"/>
    </style:style>
    <style:style style:name="P174" style:family="paragraph" style:parent-style-name="Standard">
      <style:paragraph-properties fo:break-before="auto" style:writing-mode="lr-tb"/>
    </style:style>
    <style:style style:name="T174_1" style:family="text"/>
    <style:style style:name="T174_2" style:family="text"/>
    <style:style style:name="T174_3" style:family="text"/>
    <style:style style:name="P175" style:family="paragraph" style:parent-style-name="Standard">
      <style:paragraph-properties fo:break-before="auto" style:writing-mode="lr-tb"/>
    </style:style>
    <style:style style:name="P176" style:family="paragraph" style:parent-style-name="Standard">
      <style:paragraph-properties fo:break-before="auto" style:writing-mode="lr-tb"/>
    </style:style>
    <style:style style:name="T176_1" style:family="text"/>
    <style:style style:name="T176_2" style:family="text"/>
    <style:style style:name="P177" style:family="paragraph" style:parent-style-name="Standard">
      <style:paragraph-properties fo:break-before="auto" style:writing-mode="lr-tb"/>
    </style:style>
    <style:style style:name="T177_1" style:family="text"/>
    <style:style style:name="T177_2" style:family="text"/>
    <style:style style:name="P178" style:family="paragraph" style:parent-style-name="Standard">
      <style:paragraph-properties fo:break-before="auto" fo:text-indent="0cm" fo:margin-left="1.27cm" style:writing-mode="lr-tb"/>
    </style:style>
    <style:style style:name="T178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1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1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1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1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1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1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8_1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179" style:family="paragraph" style:parent-style-name="Standard">
      <style:paragraph-properties fo:break-before="auto" fo:text-indent="0cm" fo:margin-left="1.27cm" style:writing-mode="lr-tb"/>
    </style:style>
    <style:style style:name="T179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9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9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9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180" style:family="paragraph" style:parent-style-name="Standard">
      <style:paragraph-properties fo:break-before="auto" fo:text-indent="0cm" fo:margin-left="1.27cm" style:writing-mode="lr-tb"/>
    </style:style>
    <style:style style:name="T180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0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0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0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0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0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0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0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181" style:family="paragraph" style:parent-style-name="Standard">
      <style:paragraph-properties fo:break-before="auto" fo:text-indent="0cm" fo:margin-left="1.27cm" style:writing-mode="lr-tb"/>
    </style:style>
    <style:style style:name="T181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1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1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1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1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1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1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182" style:family="paragraph" style:parent-style-name="Standard">
      <style:paragraph-properties fo:break-before="auto" fo:text-indent="0cm" fo:margin-left="1.27cm" style:writing-mode="lr-tb"/>
    </style:style>
    <style:style style:name="T182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2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2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2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2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2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2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183" style:family="paragraph" style:parent-style-name="Standard">
      <style:paragraph-properties fo:break-before="auto" fo:text-indent="0cm" fo:margin-left="1.27cm" style:writing-mode="lr-tb"/>
    </style:style>
    <style:style style:name="T183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3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3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3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3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3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3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3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3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3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3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184" style:family="paragraph" style:parent-style-name="Standard">
      <style:paragraph-properties fo:break-before="auto" fo:text-indent="0cm" fo:margin-left="1.27cm" style:writing-mode="lr-tb"/>
    </style:style>
    <style:style style:name="T184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1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P1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P1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P1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P19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P1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P19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P1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P19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P19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7_1" style:family="text"/>
    <style:style style:name="T197_2" style:family="text"/>
    <style:style style:name="P19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8_1" style:family="text"/>
    <style:style style:name="T198_2" style:family="text"/>
    <style:style style:name="P1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9_1" style:family="text"/>
    <style:style style:name="T199_2" style:family="text"/>
    <style:style style:name="P20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P2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P2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P2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P205" style:family="paragraph" style:parent-style-name="Standard">
      <style:paragraph-properties fo:break-before="auto" fo:margin-top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P206" style:family="paragraph" style:parent-style-name="Standard">
      <style:paragraph-properties fo:break-before="auto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P207" style:family="paragraph" style:parent-style-name="Standard">
      <style:paragraph-properties fo:break-before="auto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P208" style:family="paragraph" style:parent-style-name="Standard">
      <style:paragraph-properties fo:break-before="auto" fo:margin-top="0cm" style:writing-mode="lr-tb"/>
    </style:style>
    <style:style style:name="T208_1" style:family="text"/>
    <style:style style:name="T208_2" style:family="text"/>
    <style:style style:name="P209" style:family="paragraph" style:parent-style-name="Standard">
      <style:paragraph-properties fo:break-before="auto" fo:margin-top="0cm" style:writing-mode="lr-tb"/>
    </style:style>
    <style:style style:name="T209_1" style:family="text"/>
    <style:style style:name="T209_2" style:family="text"/>
    <style:style style:name="P2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0_1" style:family="text"/>
    <style:style style:name="T210_2" style:family="text"/>
    <style:style style:name="P2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P2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P2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>
      <style:text-properties fo:color="#1155cc" style:text-underline-style="solid" style:text-underline-color="font-color"/>
    </style:style>
    <style:style style:name="T214_42" style:family="text"/>
    <style:style style:name="T214_43" style:family="text">
      <style:text-properties fo:color="#1155cc" style:text-underline-style="solid" style:text-underline-color="font-color"/>
    </style:style>
    <style:style style:name="T214_44" style:family="text"/>
    <style:style style:name="T214_45" style:family="text">
      <style:text-properties fo:color="#1155cc" style:text-underline-style="solid" style:text-underline-color="font-color"/>
    </style:style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>
      <style:text-properties fo:color="#1155cc" style:text-underline-style="solid" style:text-underline-color="font-color"/>
    </style:style>
    <style:style style:name="T214_57" style:family="text"/>
    <style:style style:name="T214_58" style:family="text">
      <style:text-properties fo:color="#1155cc" style:text-underline-style="solid" style:text-underline-color="font-color"/>
    </style:style>
    <style:style style:name="T214_59" style:family="text"/>
    <style:style style:name="T214_60" style:family="text">
      <style:text-properties fo:color="#1155cc" style:text-underline-style="solid" style:text-underline-color="font-color"/>
    </style:style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P2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T215_51" style:family="text"/>
    <style:style style:name="T215_52" style:family="text"/>
    <style:style style:name="T215_53" style:family="text"/>
    <style:style style:name="T215_54" style:family="text"/>
    <style:style style:name="T215_55" style:family="text"/>
    <style:style style:name="T215_56" style:family="text"/>
    <style:style style:name="T215_57" style:family="text"/>
    <style:style style:name="T215_58" style:family="text"/>
    <style:style style:name="T215_59" style:family="text"/>
    <style:style style:name="T215_60" style:family="text"/>
    <style:style style:name="T215_61" style:family="text"/>
    <style:style style:name="T215_62" style:family="text"/>
    <style:style style:name="T215_63" style:family="text"/>
    <style:style style:name="T215_64" style:family="text"/>
    <style:style style:name="T215_65" style:family="text"/>
    <style:style style:name="T215_66" style:family="text"/>
    <style:style style:name="T215_67" style:family="text"/>
    <style:style style:name="P2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T216_79" style:family="text"/>
    <style:style style:name="T216_80" style:family="text"/>
    <style:style style:name="T216_81" style:family="text"/>
    <style:style style:name="T216_82" style:family="text"/>
    <style:style style:name="T216_83" style:family="text"/>
    <style:style style:name="T216_84" style:family="text"/>
    <style:style style:name="T216_85" style:family="text"/>
    <style:style style:name="T216_86" style:family="text"/>
    <style:style style:name="T216_87" style:family="text"/>
    <style:style style:name="P2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P2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P220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/>
    <style:style style:name="T220_52" style:family="text"/>
    <style:style style:name="T220_53" style:family="text"/>
    <style:style style:name="T220_54" style:family="text"/>
    <style:style style:name="T220_55" style:family="text"/>
    <style:style style:name="T220_56" style:family="text"/>
    <style:style style:name="T220_57" style:family="text"/>
    <style:style style:name="T220_58" style:family="text"/>
    <style:style style:name="T220_59" style:family="text"/>
    <style:style style:name="T220_60" style:family="text"/>
    <style:style style:name="T220_61" style:family="text"/>
    <style:style style:name="T220_62" style:family="text"/>
    <style:style style:name="T220_63" style:family="text"/>
    <style:style style:name="T220_64" style:family="text"/>
    <style:style style:name="T220_65" style:family="text"/>
    <style:style style:name="T220_66" style:family="text"/>
    <style:style style:name="T220_67" style:family="text"/>
    <style:style style:name="T220_68" style:family="text"/>
    <style:style style:name="T220_69" style:family="text"/>
    <style:style style:name="T220_70" style:family="text"/>
    <style:style style:name="T220_71" style:family="text"/>
    <style:style style:name="T220_72" style:family="text"/>
    <style:style style:name="T220_73" style:family="text"/>
    <style:style style:name="T220_74" style:family="text"/>
    <style:style style:name="T220_75" style:family="text"/>
    <style:style style:name="T220_76" style:family="text"/>
    <style:style style:name="T220_77" style:family="text"/>
    <style:style style:name="T220_78" style:family="text"/>
    <style:style style:name="T220_79" style:family="text"/>
    <style:style style:name="T220_80" style:family="text"/>
    <style:style style:name="T220_81" style:family="text"/>
    <style:style style:name="T220_82" style:family="text"/>
    <style:style style:name="T220_83" style:family="text"/>
    <style:style style:name="T220_84" style:family="text"/>
    <style:style style:name="T220_85" style:family="text"/>
    <style:style style:name="T220_86" style:family="text"/>
    <style:style style:name="T220_87" style:family="text"/>
    <style:style style:name="T220_88" style:family="text"/>
    <style:style style:name="T220_89" style:family="text"/>
    <style:style style:name="T220_90" style:family="text"/>
    <style:style style:name="T220_91" style:family="text"/>
    <style:style style:name="T220_92" style:family="text"/>
    <style:style style:name="T220_93" style:family="text"/>
    <style:style style:name="T220_94" style:family="text"/>
    <style:style style:name="T220_95" style:family="text"/>
    <style:style style:name="T220_96" style:family="text"/>
    <style:style style:name="T220_97" style:family="text"/>
    <style:style style:name="T220_98" style:family="text"/>
    <style:style style:name="T220_99" style:family="text"/>
    <style:style style:name="T220_100" style:family="text"/>
    <style:style style:name="T220_101" style:family="text"/>
    <style:style style:name="T220_102" style:family="text"/>
    <style:style style:name="T220_103" style:family="text"/>
    <style:style style:name="T220_104" style:family="text"/>
    <style:style style:name="T220_105" style:family="text"/>
    <style:style style:name="T220_106" style:family="text"/>
    <style:style style:name="T220_107" style:family="text"/>
    <style:style style:name="T220_108" style:family="text"/>
    <style:style style:name="T220_109" style:family="text"/>
    <style:style style:name="T220_110" style:family="text"/>
    <style:style style:name="T220_111" style:family="text"/>
    <style:style style:name="T220_112" style:family="text"/>
    <style:style style:name="T220_113" style:family="text"/>
    <style:style style:name="T220_114" style:family="text"/>
    <style:style style:name="T220_115" style:family="text"/>
    <style:style style:name="T220_116" style:family="text"/>
    <style:style style:name="T220_117" style:family="text"/>
    <style:style style:name="T220_118" style:family="text"/>
    <style:style style:name="T220_119" style:family="text"/>
    <style:style style:name="T220_120" style:family="text"/>
    <style:style style:name="T220_121" style:family="text"/>
    <style:style style:name="T220_122" style:family="text"/>
    <style:style style:name="T220_123" style:family="text"/>
    <style:style style:name="T220_124" style:family="text"/>
    <style:style style:name="T220_125" style:family="text"/>
    <style:style style:name="T220_126" style:family="text"/>
    <style:style style:name="T220_127" style:family="text"/>
    <style:style style:name="T220_128" style:family="text"/>
    <style:style style:name="T220_129" style:family="text"/>
    <style:style style:name="T220_130" style:family="text"/>
    <style:style style:name="T220_131" style:family="text"/>
    <style:style style:name="T220_132" style:family="text"/>
    <style:style style:name="T220_133" style:family="text"/>
    <style:style style:name="T220_134" style:family="text"/>
    <style:style style:name="T220_135" style:family="text"/>
    <style:style style:name="T220_136" style:family="text"/>
    <style:style style:name="T220_137" style:family="text"/>
    <style:style style:name="T220_138" style:family="text"/>
    <style:style style:name="T220_139" style:family="text"/>
    <style:style style:name="T220_140" style:family="text"/>
    <style:style style:name="T220_141" style:family="text"/>
    <style:style style:name="T220_142" style:family="text"/>
    <style:style style:name="T220_143" style:family="text"/>
    <style:style style:name="T220_144" style:family="text"/>
    <style:style style:name="T220_145" style:family="text"/>
    <style:style style:name="T220_146" style:family="text"/>
    <style:style style:name="T220_147" style:family="text"/>
    <style:style style:name="T220_148" style:family="text"/>
    <style:style style:name="T220_149" style:family="text"/>
    <style:style style:name="T220_150" style:family="text"/>
    <style:style style:name="T220_151" style:family="text"/>
    <style:style style:name="T220_152" style:family="text"/>
    <style:style style:name="T220_153" style:family="text"/>
    <style:style style:name="T220_154" style:family="text"/>
    <style:style style:name="T220_155" style:family="text"/>
    <style:style style:name="T220_156" style:family="text"/>
    <style:style style:name="T220_157" style:family="text"/>
    <style:style style:name="T220_158" style:family="text"/>
    <style:style style:name="T220_159" style:family="text"/>
    <style:style style:name="T220_160" style:family="text"/>
    <style:style style:name="T220_161" style:family="text"/>
    <style:style style:name="T220_162" style:family="text"/>
    <style:style style:name="T220_163" style:family="text"/>
    <style:style style:name="T220_164" style:family="text"/>
    <style:style style:name="T220_165" style:family="text"/>
    <style:style style:name="T220_166" style:family="text"/>
    <style:style style:name="T220_167" style:family="text"/>
    <style:style style:name="T220_168" style:family="text"/>
    <style:style style:name="T220_169" style:family="text"/>
    <style:style style:name="T220_170" style:family="text"/>
    <style:style style:name="T220_171" style:family="text"/>
    <style:style style:name="T220_172" style:family="text"/>
    <style:style style:name="T220_173" style:family="text"/>
    <style:style style:name="T220_174" style:family="text"/>
    <style:style style:name="T220_175" style:family="text"/>
    <style:style style:name="T220_176" style:family="text"/>
    <style:style style:name="T220_177" style:family="text"/>
    <style:style style:name="T220_178" style:family="text"/>
    <style:style style:name="T220_179" style:family="text"/>
    <style:style style:name="T220_180" style:family="text"/>
    <style:style style:name="T220_181" style:family="text"/>
    <style:style style:name="T220_182" style:family="text"/>
    <style:style style:name="P221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P222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P2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3_1" style:family="text"/>
    <style:style style:name="P224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P225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P226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P2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0_1" style:family="text"/>
    <style:style style:name="T230_2" style:family="text"/>
    <style:style style:name="T230_3" style:family="text"/>
    <style:style style:name="P231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T231_39" style:family="text"/>
    <style:style style:name="T231_40" style:family="text"/>
    <style:style style:name="T231_41" style:family="text"/>
    <style:style style:name="T231_42" style:family="text"/>
    <style:style style:name="T231_43" style:family="text"/>
    <style:style style:name="T231_44" style:family="text"/>
    <style:style style:name="T231_45" style:family="text"/>
    <style:style style:name="T231_46" style:family="text"/>
    <style:style style:name="T231_47" style:family="text"/>
    <style:style style:name="T231_48" style:family="text"/>
    <style:style style:name="T231_49" style:family="text"/>
    <style:style style:name="T231_50" style:family="text"/>
    <style:style style:name="T231_51" style:family="text"/>
    <style:style style:name="T231_52" style:family="text"/>
    <style:style style:name="T231_53" style:family="text"/>
    <style:style style:name="T231_54" style:family="text"/>
    <style:style style:name="T231_55" style:family="text"/>
    <style:style style:name="T231_56" style:family="text"/>
    <style:style style:name="T231_57" style:family="text"/>
    <style:style style:name="T231_58" style:family="text"/>
    <style:style style:name="T231_59" style:family="text"/>
    <style:style style:name="T231_60" style:family="text"/>
    <style:style style:name="T231_61" style:family="text"/>
    <style:style style:name="T231_62" style:family="text"/>
    <style:style style:name="T231_63" style:family="text"/>
    <style:style style:name="T231_64" style:family="text"/>
    <style:style style:name="T231_65" style:family="text"/>
    <style:style style:name="T231_66" style:family="text"/>
    <style:style style:name="T231_67" style:family="text"/>
    <style:style style:name="T231_68" style:family="text"/>
    <style:style style:name="T231_69" style:family="text"/>
    <style:style style:name="T231_70" style:family="text"/>
    <style:style style:name="T231_71" style:family="text"/>
    <style:style style:name="T231_72" style:family="text"/>
    <style:style style:name="T231_73" style:family="text"/>
    <style:style style:name="T231_74" style:family="text"/>
    <style:style style:name="T231_75" style:family="text"/>
    <style:style style:name="T231_76" style:family="text"/>
    <style:style style:name="T231_77" style:family="text"/>
    <style:style style:name="T231_78" style:family="text"/>
    <style:style style:name="T231_79" style:family="text"/>
    <style:style style:name="T231_80" style:family="text"/>
    <style:style style:name="T231_81" style:family="text"/>
    <style:style style:name="T231_82" style:family="text"/>
    <style:style style:name="T231_83" style:family="text"/>
    <style:style style:name="T231_84" style:family="text"/>
    <style:style style:name="T231_85" style:family="text"/>
    <style:style style:name="T231_86" style:family="text"/>
    <style:style style:name="T231_87" style:family="text"/>
    <style:style style:name="T231_88" style:family="text"/>
    <style:style style:name="T231_89" style:family="text"/>
    <style:style style:name="T231_90" style:family="text"/>
    <style:style style:name="T231_91" style:family="text"/>
    <style:style style:name="T231_92" style:family="text"/>
    <style:style style:name="T231_93" style:family="text"/>
    <style:style style:name="T231_94" style:family="text"/>
    <style:style style:name="T231_95" style:family="text"/>
    <style:style style:name="T231_96" style:family="text"/>
    <style:style style:name="T231_97" style:family="text"/>
    <style:style style:name="T231_98" style:family="text"/>
    <style:style style:name="T231_99" style:family="text"/>
    <style:style style:name="T231_100" style:family="text"/>
    <style:style style:name="T231_101" style:family="text"/>
    <style:style style:name="T231_102" style:family="text"/>
    <style:style style:name="T231_103" style:family="text"/>
    <style:style style:name="T231_104" style:family="text"/>
    <style:style style:name="T231_105" style:family="text"/>
    <style:style style:name="T231_106" style:family="text"/>
    <style:style style:name="T231_107" style:family="text"/>
    <style:style style:name="T231_108" style:family="text"/>
    <style:style style:name="T231_109" style:family="text"/>
    <style:style style:name="T231_110" style:family="text"/>
    <style:style style:name="T231_111" style:family="text"/>
    <style:style style:name="T231_112" style:family="text"/>
    <style:style style:name="T231_113" style:family="text"/>
    <style:style style:name="T231_114" style:family="text"/>
    <style:style style:name="T231_115" style:family="text"/>
    <style:style style:name="T231_116" style:family="text"/>
    <style:style style:name="T231_117" style:family="text"/>
    <style:style style:name="T231_118" style:family="text"/>
    <style:style style:name="T231_119" style:family="text"/>
    <style:style style:name="T231_120" style:family="text"/>
    <style:style style:name="T231_121" style:family="text"/>
    <style:style style:name="T231_122" style:family="text"/>
    <style:style style:name="T231_123" style:family="text"/>
    <style:style style:name="T231_124" style:family="text"/>
    <style:style style:name="T231_125" style:family="text"/>
    <style:style style:name="T231_126" style:family="text"/>
    <style:style style:name="T231_127" style:family="text"/>
    <style:style style:name="T231_128" style:family="text"/>
    <style:style style:name="T231_129" style:family="text"/>
    <style:style style:name="T231_130" style:family="text"/>
    <style:style style:name="T231_131" style:family="text"/>
    <style:style style:name="T231_132" style:family="text"/>
    <style:style style:name="T231_133" style:family="text"/>
    <style:style style:name="T231_134" style:family="text"/>
    <style:style style:name="T231_135" style:family="text"/>
    <style:style style:name="T231_136" style:family="text"/>
    <style:style style:name="T231_137" style:family="text"/>
    <style:style style:name="T231_138" style:family="text"/>
    <style:style style:name="T231_139" style:family="text"/>
    <style:style style:name="T231_140" style:family="text"/>
    <style:style style:name="T231_141" style:family="text"/>
    <style:style style:name="T231_142" style:family="text"/>
    <style:style style:name="T231_143" style:family="text"/>
    <style:style style:name="T231_144" style:family="text"/>
    <style:style style:name="T231_145" style:family="text"/>
    <style:style style:name="T231_146" style:family="text"/>
    <style:style style:name="T231_147" style:family="text"/>
    <style:style style:name="T231_148" style:family="text"/>
    <style:style style:name="T231_149" style:family="text"/>
    <style:style style:name="T231_150" style:family="text"/>
    <style:style style:name="T231_151" style:family="text"/>
    <style:style style:name="T231_152" style:family="text"/>
    <style:style style:name="T231_153" style:family="text"/>
    <style:style style:name="T231_154" style:family="text"/>
    <style:style style:name="T231_155" style:family="text"/>
    <style:style style:name="T231_156" style:family="text"/>
    <style:style style:name="T231_157" style:family="text"/>
    <style:style style:name="T231_158" style:family="text"/>
    <style:style style:name="T231_159" style:family="text"/>
    <style:style style:name="T231_160" style:family="text"/>
    <style:style style:name="T231_161" style:family="text"/>
    <style:style style:name="T231_162" style:family="text"/>
    <style:style style:name="T231_163" style:family="text"/>
    <style:style style:name="T231_164" style:family="text"/>
    <style:style style:name="T231_165" style:family="text"/>
    <style:style style:name="T231_166" style:family="text"/>
    <style:style style:name="T231_167" style:family="text"/>
    <style:style style:name="T231_168" style:family="text"/>
    <style:style style:name="T231_169" style:family="text"/>
    <style:style style:name="T231_170" style:family="text"/>
    <style:style style:name="T231_171" style:family="text"/>
    <style:style style:name="T231_172" style:family="text"/>
    <style:style style:name="T231_173" style:family="text"/>
    <style:style style:name="T231_174" style:family="text"/>
    <style:style style:name="T231_175" style:family="text"/>
    <style:style style:name="T231_176" style:family="text"/>
    <style:style style:name="T231_177" style:family="text"/>
    <style:style style:name="T231_178" style:family="text"/>
    <style:style style:name="T231_179" style:family="text"/>
    <style:style style:name="T231_180" style:family="text"/>
    <style:style style:name="T231_181" style:family="text"/>
    <style:style style:name="T231_182" style:family="text"/>
    <style:style style:name="T231_183" style:family="text"/>
    <style:style style:name="T231_184" style:family="text"/>
    <style:style style:name="T231_185" style:family="text"/>
    <style:style style:name="T231_186" style:family="text"/>
    <style:style style:name="P2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T233_52" style:family="text"/>
    <style:style style:name="T233_53" style:family="text"/>
    <style:style style:name="T233_54" style:family="text"/>
    <style:style style:name="T233_55" style:family="text"/>
    <style:style style:name="T233_56" style:family="text"/>
    <style:style style:name="T233_57" style:family="text"/>
    <style:style style:name="T233_58" style:family="text"/>
    <style:style style:name="T233_59" style:family="text"/>
    <style:style style:name="T233_60" style:family="text"/>
    <style:style style:name="T233_61" style:family="text"/>
    <style:style style:name="T233_62" style:family="text"/>
    <style:style style:name="T233_63" style:family="text"/>
    <style:style style:name="T233_64" style:family="text"/>
    <style:style style:name="P2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9_1" style:family="text">
      <style:text-properties fo:font-size="12pt" style:font-size-asian="12pt" style:font-size-complex="12pt" fo:font-weight="bold" style:font-weight-asian="bold" style:font-weight-complex="bold"/>
    </style:style>
    <style:style style:name="T249_2" style:family="text">
      <style:text-properties fo:font-size="12pt" style:font-size-asian="12pt" style:font-size-complex="12pt" fo:font-weight="bold" style:font-weight-asian="bold" style:font-weight-complex="bold"/>
    </style:style>
    <style:style style:name="T249_3" style:family="text">
      <style:text-properties fo:font-size="12pt" style:font-size-asian="12pt" style:font-size-complex="12pt" fo:font-weight="bold" style:font-weight-asian="bold" style:font-weight-complex="bold"/>
    </style:style>
    <style:style style:name="T249_4" style:family="text">
      <style:text-properties fo:font-size="12pt" style:font-size-asian="12pt" style:font-size-complex="12pt" fo:font-weight="bold" style:font-weight-asian="bold" style:font-weight-complex="bold"/>
    </style:style>
    <style:style style:name="T249_5" style:family="text">
      <style:text-properties fo:font-size="12pt" style:font-size-asian="12pt" style:font-size-complex="12pt" fo:font-weight="bold" style:font-weight-asian="bold" style:font-weight-complex="bold"/>
    </style:style>
    <style:style style:name="T249_6" style:family="text">
      <style:text-properties fo:font-size="12pt" style:font-size-asian="12pt" style:font-size-complex="12pt" fo:font-weight="bold" style:font-weight-asian="bold" style:font-weight-complex="bold"/>
    </style:style>
    <style:style style:name="T249_7" style:family="text">
      <style:text-properties fo:font-size="12pt" style:font-size-asian="12pt" style:font-size-complex="12pt" fo:font-weight="bold" style:font-weight-asian="bold" style:font-weight-complex="bold"/>
    </style:style>
    <style:style style:name="T249_8" style:family="text">
      <style:text-properties fo:font-size="12pt" style:font-size-asian="12pt" style:font-size-complex="12pt" fo:font-weight="bold" style:font-weight-asian="bold" style:font-weight-complex="bold"/>
    </style:style>
    <style:style style:name="T249_9" style:family="text">
      <style:text-properties fo:font-size="12pt" style:font-size-asian="12pt" style:font-size-complex="12pt" fo:font-weight="bold" style:font-weight-asian="bold" style:font-weight-complex="bold"/>
    </style:style>
    <style:style style:name="P2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2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1_1" style:family="text"/>
    <style:style style:name="P2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P2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P2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P2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5_1" style:family="text"/>
    <style:style style:name="T265_2" style:family="text"/>
    <style:style style:name="T265_3" style:family="text"/>
    <style:style style:name="P2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P2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P269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P270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P2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2_1" style:family="text"/>
    <style:style style:name="P2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3_1" style:family="text"/>
    <style:style style:name="P2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4_1" style:family="text"/>
    <style:style style:name="P2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8_1" style:family="text"/>
  </office:automatic-styles>
  <office:body>
    <office:text>
      <text:p text:style-name="P1"/>
      <text:p text:style-name="P2"/>
      <text:p text:style-name="P3"/>
      <text:p text:style-name="P4"/>
      <text:p text:style-name="P5"><text:span text:style-name="T5_1">Shockwave</text:span><text:span text:style-name="T5_2"><text:s/></text:span><text:span text:style-name="T5_3">Studios</text:span></text:p>
      <text:p text:style-name="P6"/>
      <text:p text:style-name="P7"/>
      <text:p text:style-name="P8"/>
      <text:p text:style-name="P9"/>
      <text:p text:style-name="P10"/>
      <text:p text:style-name="P11"><text:span text:style-name="T11_1">Project</text:span><text:span text:style-name="T11_2"><text:s/></text:span><text:span text:style-name="T11_3">Codename</text:span><text:span text:style-name="T11_4">:<text:s/></text:span><text:span text:style-name="T11_5">Waldo</text:span></text:p>
      <text:p text:style-name="P12"><text:span text:style-name="T12_1">Design</text:span><text:span text:style-name="T12_2"><text:s/></text:span><text:span text:style-name="T12_3">Document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Saining</text:span><text:span text:style-name="T19_2"><text:s/></text:span><text:span text:style-name="T19_3">Li</text:span></text:p>
      <text:p text:style-name="P20"><text:span text:style-name="T20_1">Quoc</text:span><text:span text:style-name="T20_2"><text:s/></text:span><text:span text:style-name="T20_3">Huy</text:span><text:span text:style-name="T20_4"><text:s/></text:span><text:span text:style-name="T20_5">Ta</text:span></text:p>
      <text:p text:style-name="P21"><text:span text:style-name="T21_1">Brandon</text:span><text:span text:style-name="T21_2"><text:s/></text:span><text:span text:style-name="T21_3">Wong</text:span></text:p>
      <text:p text:style-name="P22"><text:span text:style-name="T22_1">Christopher</text:span><text:span text:style-name="T22_2"><text:s/></text:span><text:span text:style-name="T22_3">Wong</text:span></text:p>
      <text:p text:style-name="P23"/>
      <text:p text:style-name="P24"/>
      <text:p text:style-name="P25"><text:span text:style-name="T25_1">COMP</text:span><text:span text:style-name="T25_2"><text:s/>361<text:s/>-<text:s/></text:span><text:span text:style-name="T25_3">Software</text:span><text:span text:style-name="T25_4"><text:s/></text:span><text:span text:style-name="T25_5">Engineering</text:span><text:span text:style-name="T25_6"><text:s/></text:span><text:span text:style-name="T25_7">Project</text:span></text:p>
      <text:p text:style-name="P26"><text:span text:style-name="T26_1">School</text:span><text:span text:style-name="T26_2"><text:s/></text:span><text:span text:style-name="T26_3">of</text:span><text:span text:style-name="T26_4"><text:s/></text:span><text:span text:style-name="T26_5">Computer</text:span><text:span text:style-name="T26_6"><text:s/></text:span><text:span text:style-name="T26_7">Science</text:span></text:p>
      <text:p text:style-name="P27"><text:span text:style-name="T27_1">McGill</text:span><text:span text:style-name="T27_2"><text:s/></text:span><text:span text:style-name="T27_3">University</text:span></text:p>
      <text:p text:style-name="P28"/>
      <text:p text:style-name="P29"/>
      <text:p text:style-name="P30"/>
      <text:p text:style-name="P31"><text:span text:style-name="T31_1">Fall</text:span><text:span text:style-name="T31_2"><text:s/>2011<text:s/>-<text:s/></text:span><text:span text:style-name="T31_3">Winter</text:span><text:span text:style-name="T31_4"><text:s/>2012</text:span></text:p>
      <text:p text:style-name="P32"/>
      <text:p text:style-name="P33"/>
      <text:p text:style-name="P34"/>
      <text:p text:style-name="P35"/>
      <text:p text:style-name="P36"><text:span text:style-name="T36_1">Section</text:span><text:span text:style-name="T36_2"><text:s/>1:<text:s/></text:span><text:span text:style-name="T36_3">Introduction</text:span></text:p>
      <text:p text:style-name="P37"/>
      <text:p text:style-name="P38"><text:span text:style-name="T38_1">Intro</text:span><text:span text:style-name="T38_2">:</text:span></text:p>
      <text:p text:style-name="P39"/>
      <text:p text:style-name="P40"><text:span text:style-name="T40_1">Purpose</text:span><text:span text:style-name="T40_2">:<text:s/></text:span><text:span text:style-name="T40_3">The</text:span><text:span text:style-name="T40_4"><text:s/></text:span><text:span text:style-name="T40_5">goal</text:span><text:span text:style-name="T40_6"><text:s/></text:span><text:span text:style-name="T40_7">of</text:span><text:span text:style-name="T40_8"><text:s/></text:span><text:span text:style-name="T40_9">this</text:span><text:span text:style-name="T40_10"><text:s/></text:span><text:span text:style-name="T40_11">project</text:span><text:span text:style-name="T40_12"><text:s/></text:span><text:span text:style-name="T40_13">is</text:span><text:span text:style-name="T40_14"><text:s/></text:span><text:span text:style-name="T40_15">to</text:span><text:span text:style-name="T40_16"><text:s/></text:span><text:span text:style-name="T40_17">provide</text:span><text:span text:style-name="T40_18"><text:s/></text:span><text:span text:style-name="T40_19">users</text:span><text:span text:style-name="T40_20"><text:s/></text:span><text:span text:style-name="T40_21">with</text:span><text:span text:style-name="T40_22"><text:s/></text:span><text:span text:style-name="T40_23">a</text:span><text:span text:style-name="T40_24"><text:s/></text:span><text:span text:style-name="T40_25">fun</text:span><text:span text:style-name="T40_26"><text:s/></text:span><text:span text:style-name="T40_27">and</text:span><text:span text:style-name="T40_28"><text:s/></text:span><text:span text:style-name="T40_29">challenging</text:span><text:span text:style-name="T40_30"><text:s/></text:span><text:span text:style-name="T40_31">game</text:span><text:span text:style-name="T40_32"><text:s/></text:span><text:span text:style-name="T40_33">experience</text:span><text:span text:style-name="T40_34"><text:s/></text:span><text:span text:style-name="T40_35">that</text:span><text:span text:style-name="T40_36"><text:s/></text:span><text:span text:style-name="T40_37">is</text:span><text:span text:style-name="T40_38"><text:s/></text:span><text:span text:style-name="T40_39">available</text:span><text:span text:style-name="T40_40"><text:s/></text:span><text:span text:style-name="T40_41">online</text:span><text:span text:style-name="T40_42">,<text:s/></text:span><text:span text:style-name="T40_43">so</text:span><text:span text:style-name="T40_44"><text:s/></text:span><text:span text:style-name="T40_45">as</text:span><text:span text:style-name="T40_46"><text:s/></text:span><text:span text:style-name="T40_47">to</text:span><text:span text:style-name="T40_48"><text:s/></text:span><text:span text:style-name="T40_49">be</text:span><text:span text:style-name="T40_50"><text:s/></text:span><text:span text:style-name="T40_51">accessible</text:span><text:span text:style-name="T40_52"><text:s/></text:span><text:span text:style-name="T40_53">anywhere</text:span><text:span text:style-name="T40_54"><text:s/></text:span><text:span text:style-name="T40_55">on</text:span><text:span text:style-name="T40_56"><text:s/></text:span><text:span text:style-name="T40_57">the</text:span><text:span text:style-name="T40_58"><text:s/></text:span><text:span text:style-name="T40_59">internet</text:span><text:span text:style-name="T40_60">.</text:span></text:p>
      <text:p text:style-name="P41"/>
      <text:p text:style-name="P42"><text:span text:style-name="T42_1">This</text:span><text:span text:style-name="T42_2"><text:s/></text:span><text:span text:style-name="T42_3">document</text:span><text:span text:style-name="T42_4"><text:s/></text:span><text:span text:style-name="T42_5">is</text:span><text:span text:style-name="T42_6"><text:s/></text:span><text:span text:style-name="T42_7">meant</text:span><text:span text:style-name="T42_8"><text:s/></text:span><text:span text:style-name="T42_9">to</text:span><text:span text:style-name="T42_10"><text:s/></text:span><text:span text:style-name="T42_11">lay</text:span><text:span text:style-name="T42_12"><text:s/></text:span><text:span text:style-name="T42_13">down</text:span><text:span text:style-name="T42_14"><text:s/></text:span><text:span text:style-name="T42_15">specific</text:span><text:span text:style-name="T42_16"><text:s/></text:span><text:span text:style-name="T42_17">details</text:span><text:span text:style-name="T42_18"><text:s/></text:span><text:span text:style-name="T42_19">of</text:span><text:span text:style-name="T42_20"><text:s/></text:span><text:span text:style-name="T42_21">the</text:span><text:span text:style-name="T42_22"><text:s/></text:span><text:span text:style-name="T42_23">design</text:span><text:span text:style-name="T42_24"><text:s/></text:span><text:span text:style-name="T42_25">and</text:span><text:span text:style-name="T42_26"><text:s/></text:span><text:span text:style-name="T42_27">structure</text:span><text:span text:style-name="T42_28"><text:s/></text:span><text:span text:style-name="T42_29">of</text:span><text:span text:style-name="T42_30"><text:s/></text:span><text:span text:style-name="T42_31">the</text:span><text:span text:style-name="T42_32"><text:s/></text:span><text:span text:style-name="T42_33">software</text:span><text:span text:style-name="T42_34"><text:s/></text:span><text:span text:style-name="T42_35">so</text:span><text:span text:style-name="T42_36"><text:s/></text:span><text:span text:style-name="T42_37">that</text:span><text:span text:style-name="T42_38"><text:s/></text:span><text:span text:style-name="T42_39">programmers</text:span><text:span text:style-name="T42_40"><text:s/></text:span><text:span text:style-name="T42_41">may</text:span><text:span text:style-name="T42_42"><text:s/></text:span><text:span text:style-name="T42_43">know</text:span><text:span text:style-name="T42_44"><text:s/></text:span><text:span text:style-name="T42_45">how</text:span><text:span text:style-name="T42_46"><text:s/></text:span><text:span text:style-name="T42_47">to</text:span><text:span text:style-name="T42_48"><text:s/></text:span><text:span text:style-name="T42_49">create</text:span><text:span text:style-name="T42_50"><text:s/></text:span><text:span text:style-name="T42_51">the</text:span><text:span text:style-name="T42_52"><text:s/></text:span><text:span text:style-name="T42_53">system</text:span><text:span text:style-name="T42_54">.</text:span></text:p>
      <text:p text:style-name="P43"/>
      <text:p text:style-name="P44"/>
      <text:p text:style-name="P45"><text:span text:style-name="T45_1">References</text:span><text:span text:style-name="T45_2"><text:s/></text:span><text:span text:style-name="T45_3">and</text:span><text:span text:style-name="T45_4"><text:s/></text:span><text:span text:style-name="T45_5">terms</text:span><text:span text:style-name="T45_6"><text:s/></text:span><text:span text:style-name="T45_7">definitions</text:span></text:p>
      <text:p text:style-name="P46"/>
      <text:p text:style-name="P47"/>
      <text:p text:style-name="P48"><text:span text:style-name="T48_1">Policies</text:span><text:span text:style-name="T48_2"><text:s/></text:span><text:span text:style-name="T48_3">and</text:span><text:span text:style-name="T48_4"><text:s/></text:span><text:span text:style-name="T48_5">Tactics</text:span><text:span text:style-name="T48_6">:</text:span></text:p>
      <text:p text:style-name="P49"/>
      <text:p text:style-name="P50"><text:span text:style-name="T50_1"><text:tab/></text:span><text:span text:style-name="T50_2">goals</text:span><text:span text:style-name="T50_3">,<text:s/></text:span><text:span text:style-name="T50_4">guidelines</text:span><text:span text:style-name="T50_5">,<text:s/></text:span><text:span text:style-name="T50_6">development</text:span><text:span text:style-name="T50_7"><text:s/></text:span><text:span text:style-name="T50_8">method</text:span>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<text:span text:style-name="T80_1">Section</text:span><text:span text:style-name="T80_2"><text:s/>2:<text:s/></text:span></text:p>
      <text:p text:style-name="P81"/>
      <text:p text:style-name="P82"><text:span text:style-name="T82_1">Architecture</text:span><text:span text:style-name="T82_2"><text:s/></text:span><text:span text:style-name="T82_3">considerations</text:span></text:p>
      <text:p text:style-name="P83"><text:span text:style-name="T83_1"><text:tab/></text:span><text:span text:style-name="T83_2">technology</text:span><text:span text:style-name="T83_3"><text:s/></text:span><text:span text:style-name="T83_4">selection</text:span><text:span text:style-name="T83_5"><text:s/></text:span><text:span text:style-name="T83_6">and</text:span><text:span text:style-name="T83_7"><text:s/></text:span><text:span text:style-name="T83_8">its</text:span><text:span text:style-name="T83_9"><text:s/></text:span><text:span text:style-name="T83_10">application</text:span></text:p>
      <text:p text:style-name="P84"/>
      <text:p text:style-name="P85"/>
      <text:p text:style-name="P86"/>
      <text:p text:style-name="P87"><text:span text:style-name="T87_1">Design</text:span><text:span text:style-name="T87_2"><text:s/></text:span><text:span text:style-name="T87_3">considerations</text:span><text:span text:style-name="T87_4">:</text:span></text:p>
      <text:p text:style-name="P88"><text:span text:style-name="T88_1"><text:tab/></text:span><text:span text:style-name="T88_2">Assumption</text:span><text:span text:style-name="T88_3">,<text:s/></text:span><text:span text:style-name="T88_4">dependencies</text:span><text:span text:style-name="T88_5">,<text:s/></text:span><text:span text:style-name="T88_6">general</text:span><text:span text:style-name="T88_7"><text:s/></text:span><text:span text:style-name="T88_8">constraints</text:span></text:p>
      <text:p text:style-name="P89"/>
      <text:p text:style-name="P90"/>
      <text:p text:style-name="P91"><text:span text:style-name="T91_1">High</text:span><text:span text:style-name="T91_2"><text:s/></text:span><text:span text:style-name="T91_3">level</text:span><text:span text:style-name="T91_4"><text:s/></text:span><text:span text:style-name="T91_5">design</text:span></text:p>
      <text:p text:style-name="P92"><text:span text:style-name="T92_1"><text:tab/></text:span><text:span text:style-name="T92_2">System</text:span><text:span text:style-name="T92_3"><text:s/></text:span><text:span text:style-name="T92_4">overview</text:span><text:span text:style-name="T92_5"><text:s/></text:span><text:span text:style-name="T92_6">discussion</text:span></text:p>
      <text:p text:style-name="P93"><text:span text:style-name="T93_1"><text:tab/></text:span><text:span text:style-name="T93_2">Design</text:span><text:span text:style-name="T93_3"><text:s/></text:span><text:span text:style-name="T93_4">pattern</text:span><text:span text:style-name="T93_5"><text:s/></text:span><text:span text:style-name="T93_6">identification</text:span></text:p>
      <text:p text:style-name="P94"><text:span text:style-name="T94_1"><text:tab/></text:span><text:span text:style-name="T94_2">final</text:span><text:span text:style-name="T94_3"><text:s/></text:span><text:span text:style-name="T94_4">domain</text:span><text:span text:style-name="T94_5"><text:s/></text:span><text:span text:style-name="T94_6">model</text:span><text:span text:style-name="T94_7"><text:s/>(</text:span><text:span text:style-name="T94_8">showing</text:span><text:span text:style-name="T94_9"><text:s/></text:span><text:span text:style-name="T94_10">classes</text:span><text:span text:style-name="T94_11"><text:s/></text:span><text:span text:style-name="T94_12">and</text:span><text:span text:style-name="T94_13"><text:s/></text:span><text:span text:style-name="T94_14">design</text:span><text:span text:style-name="T94_15"><text:s/></text:span><text:span text:style-name="T94_16">pattern</text:span><text:span text:style-name="T94_17">)</text:span></text:p>
      <text:p text:style-name="P95"><text:span text:style-name="T95_1"><text:tab/></text:span><text:span text:style-name="T95_2">final</text:span><text:span text:style-name="T95_3"><text:s/></text:span><text:span text:style-name="T95_4">deployment</text:span><text:span text:style-name="T95_5"><text:s/></text:span><text:span text:style-name="T95_6">diagram</text:span>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<text:span text:style-name="T123_1">Section</text:span><text:span text:style-name="T123_2"><text:s/>3:<text:s/></text:span><text:span text:style-name="T123_3">Specifications</text:span></text:p>
      <text:p text:style-name="P124"/>
      <text:p text:style-name="P125"/>
      <text:p text:style-name="P126"><text:span text:style-name="T126_1">Software</text:span><text:span text:style-name="T126_2"><text:s/></text:span><text:span text:style-name="T126_3">organization</text:span><text:span text:style-name="T126_4">:</text:span></text:p>
      <text:p text:style-name="P127"><text:span text:style-name="T127_1"><text:tab/></text:span><text:span text:style-name="T127_2">View</text:span><text:span text:style-name="T127_3"><text:s/></text:span><text:span text:style-name="T127_4">of</text:span><text:span text:style-name="T127_5"><text:s/></text:span><text:span text:style-name="T127_6">subsystem</text:span><text:span text:style-name="T127_7"><text:s/></text:span><text:span text:style-name="T127_8">of</text:span><text:span text:style-name="T127_9"><text:s/></text:span><text:span text:style-name="T127_10">project</text:span><text:span text:style-name="T127_11"><text:s/></text:span><text:span text:style-name="T127_12">in</text:span><text:span text:style-name="T127_13"><text:s/></text:span><text:span text:style-name="T127_14">text</text:span><text:span text:style-name="T127_15"><text:s/></text:span><text:span text:style-name="T127_16">and</text:span><text:span text:style-name="T127_17"><text:s/></text:span><text:span text:style-name="T127_18">drawing</text:span><text:span text:style-name="T127_19"><text:s/></text:span><text:span text:style-name="T127_20">using</text:span><text:span text:style-name="T127_21"><text:s/></text:span><text:span text:style-name="T127_22">block</text:span><text:span text:style-name="T127_23"><text:s/></text:span><text:span text:style-name="T127_24">diagram</text:span></text:p>
      <text:p text:style-name="P128"><text:span text:style-name="T128_1"><text:tab/></text:span><text:span text:style-name="T128_2">package</text:span><text:span text:style-name="T128_3"><text:s/></text:span><text:span text:style-name="T128_4">diagram</text:span><text:span text:style-name="T128_5">(</text:span><text:span text:style-name="T128_6">if</text:span><text:span text:style-name="T128_7"><text:s/></text:span><text:span text:style-name="T128_8">needed</text:span><text:span text:style-name="T128_9">)</text:span></text:p>
      <text:p text:style-name="P129"/>
      <text:p text:style-name="P130"/>
      <text:p text:style-name="P131"/>
      <text:p text:style-name="P132"/>
      <text:p text:style-name="P133"><text:span text:style-name="T133_1">Module</text:span><text:span text:style-name="T133_2"><text:s/>/<text:s/></text:span><text:span text:style-name="T133_3">object</text:span><text:span text:style-name="T133_4"><text:s/></text:span><text:span text:style-name="T133_5">decomposition</text:span><text:span text:style-name="T133_6">:</text:span></text:p>
      <text:p text:style-name="P134"><text:span text:style-name="T134_1"><text:tab/></text:span><text:span text:style-name="T134_2">detailed</text:span><text:span text:style-name="T134_3"><text:s/></text:span><text:span text:style-name="T134_4">system</text:span><text:span text:style-name="T134_5"><text:s/></text:span><text:span text:style-name="T134_6">designed</text:span><text:span text:style-name="T134_7"><text:s/></text:span><text:span text:style-name="T134_8">by</text:span><text:span text:style-name="T134_9"><text:s/></text:span><text:span text:style-name="T134_10">subsystem</text:span><text:span text:style-name="T134_11"><text:s/></text:span><text:span text:style-name="T134_12">using</text:span><text:span text:style-name="T134_13"><text:s/></text:span><text:span text:style-name="T134_14">filled</text:span><text:span text:style-name="T134_15"><text:s/></text:span><text:span text:style-name="T134_16">out</text:span><text:span text:style-name="T134_17"><text:s/></text:span><text:span text:style-name="T134_18">UML</text:span><text:span text:style-name="T134_19"><text:s/></text:span><text:span text:style-name="T134_20">class</text:span><text:span text:style-name="T134_21"><text:s/></text:span><text:span text:style-name="T134_22">diagram</text:span></text:p>
      <text:p text:style-name="P135"><text:span text:style-name="T135_1"><text:tab/><text:tab/></text:span><text:span text:style-name="T135_2">CRC</text:span><text:span text:style-name="T135_3">,<text:s/></text:span><text:span text:style-name="T135_4">class</text:span><text:span text:style-name="T135_5"><text:s/></text:span><text:span text:style-name="T135_6">diagram</text:span><text:span text:style-name="T135_7">,<text:s/></text:span><text:span text:style-name="T135_8">calling</text:span><text:span text:style-name="T135_9"><text:s/></text:span><text:span text:style-name="T135_10">sequence</text:span><text:span text:style-name="T135_11"><text:s/></text:span><text:span text:style-name="T135_12">diagram</text:span><text:span text:style-name="T135_13"><text:s/></text:span><text:span text:style-name="T135_14">and</text:span><text:span text:style-name="T135_15"><text:s/></text:span><text:span text:style-name="T135_16">detailed</text:span><text:span text:style-name="T135_17"><text:s/></text:span><text:span text:style-name="T135_18">design</text:span><text:span text:style-name="T135_19"><text:s/></text:span><text:span text:style-name="T135_20">text</text:span></text:p>
      <text:p text:style-name="P136"><text:span text:style-name="T136_1"><text:tab/><text:tab/></text:span><text:span text:style-name="T136_2">state</text:span><text:span text:style-name="T136_3"><text:s/></text:span><text:span text:style-name="T136_4">charts</text:span><text:span text:style-name="T136_5">,<text:s/></text:span><text:span text:style-name="T136_6">interaction</text:span><text:span text:style-name="T136_7"><text:s/></text:span><text:span text:style-name="T136_8">diagram</text:span><text:span text:style-name="T136_9"><text:s/>(</text:span><text:span text:style-name="T136_10">if</text:span><text:span text:style-name="T136_11"><text:s/></text:span><text:span text:style-name="T136_12">needed</text:span><text:span text:style-name="T136_13">)</text:span></text:p>
      <text:p text:style-name="P137"><text:span text:style-name="T137_1"><text:tab/></text:span></text:p>
      <text:p text:style-name="P138"/>
      <text:p text:style-name="P139"/>
      <text:p text:style-name="P140"><text:span text:style-name="T140_1">Critical</text:span><text:span text:style-name="T140_2"><text:s/></text:span><text:span text:style-name="T140_3">section</text:span><text:span text:style-name="T140_4">:</text:span></text:p>
      <text:p text:style-name="P141"><text:span text:style-name="T141_1">Algorithm</text:span><text:span text:style-name="T141_2"><text:s/></text:span><text:span text:style-name="T141_3">selection</text:span><text:span text:style-name="T141_4">:</text:span></text:p>
      <text:p text:style-name="P142"><text:span text:style-name="T142_1">critical</text:span><text:span text:style-name="T142_2"><text:s/></text:span><text:span text:style-name="T142_3">code</text:span><text:span text:style-name="T142_4"><text:s/></text:span><text:span text:style-name="T142_5">snippets</text:span></text:p>
      <text:p text:style-name="P143"><text:span text:style-name="T143_1">algorithm</text:span><text:span text:style-name="T143_2"><text:s/></text:span><text:span text:style-name="T143_3">selection</text:span></text:p>
      <text:p text:style-name="P144"><text:span text:style-name="T144_1">state</text:span><text:span text:style-name="T144_2"><text:s/></text:span><text:span text:style-name="T144_3">chart</text:span></text:p>
      <text:p text:style-name="P145"><text:span text:style-name="T145_1">calling</text:span><text:span text:style-name="T145_2"><text:s/></text:span><text:span text:style-name="T145_3">sequence</text:span><text:span text:style-name="T145_4"><text:s/></text:span><text:span text:style-name="T145_5">diagram</text:span></text:p>
      <text:p text:style-name="P146"><text:span text:style-name="T146_1">predicate</text:span><text:span text:style-name="T146_2"><text:s/></text:span><text:span text:style-name="T146_3">calculus</text:span><text:span text:style-name="T146_4"><text:s/></text:span><text:span text:style-name="T146_5">rule</text:span><text:span text:style-name="T146_6"><text:s/></text:span><text:span text:style-name="T146_7">specification</text:span></text:p>
      <text:p text:style-name="P147"/>
      <text:p text:style-name="P148"/>
      <text:p text:style-name="P149"/>
      <text:p text:style-name="P150"><text:span text:style-name="T150_1">Entity</text:span><text:span text:style-name="T150_2"><text:s/></text:span><text:span text:style-name="T150_3">relationship</text:span><text:span text:style-name="T150_4"><text:s/></text:span><text:span text:style-name="T150_5">and</text:span><text:span text:style-name="T150_6"><text:s/></text:span><text:span text:style-name="T150_7">data</text:span><text:span text:style-name="T150_8"><text:s/></text:span><text:span text:style-name="T150_9">dictionary</text:span></text:p>
      <text:p text:style-name="P151"/>
      <text:p text:style-name="P152"/>
      <text:p text:style-name="P153"/>
      <text:p text:style-name="P154"/>
      <text:p text:style-name="P155"><text:span text:style-name="T155_1">low</text:span><text:span text:style-name="T155_2"><text:s/></text:span><text:span text:style-name="T155_3">level</text:span><text:span text:style-name="T155_4"><text:s/></text:span><text:span text:style-name="T155_5">architecture</text:span><text:span text:style-name="T155_6"><text:s/>(</text:span><text:span text:style-name="T155_7">if</text:span><text:span text:style-name="T155_8"><text:s/></text:span><text:span text:style-name="T155_9">needed</text:span><text:span text:style-name="T155_10">)</text:span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><text:span text:style-name="T166_1">Section</text:span><text:span text:style-name="T166_2"><text:s/>4:<text:s/></text:span><text:span text:style-name="T166_3">Programming</text:span><text:span text:style-name="T166_4"><text:s/></text:span><text:span text:style-name="T166_5">management</text:span></text:p>
      <text:p text:style-name="P167"/>
      <text:p text:style-name="P168"><text:span text:style-name="T168_1">Coding</text:span><text:span text:style-name="T168_2"><text:s/></text:span><text:span text:style-name="T168_3">agreement</text:span></text:p>
      <text:p text:style-name="P169"><text:span text:style-name="T169_1"><text:tab/></text:span><text:span text:style-name="T169_2">With</text:span><text:span text:style-name="T169_3"><text:s/></text:span><text:span text:style-name="T169_4">respect</text:span><text:span text:style-name="T169_5"><text:s/></text:span><text:span text:style-name="T169_6">to</text:span><text:span text:style-name="T169_7"><text:s/></text:span><text:span text:style-name="T169_8">code</text:span><text:span text:style-name="T169_9"><text:s/></text:span><text:span text:style-name="T169_10">styling</text:span><text:span text:style-name="T169_11"><text:s/></text:span><text:span text:style-name="T169_12">and</text:span><text:span text:style-name="T169_13"><text:s/></text:span><text:span text:style-name="T169_14">syntax</text:span><text:span text:style-name="T169_15">,<text:s/></text:span><text:span text:style-name="T169_16">the</text:span><text:span text:style-name="T169_17"><text:s/></text:span><text:span text:style-name="T169_18">team</text:span><text:span text:style-name="T169_19"><text:s/></text:span><text:span text:style-name="T169_20">will</text:span><text:span text:style-name="T169_21"><text:s/></text:span><text:span text:style-name="T169_22">meet</text:span><text:span text:style-name="T169_23"><text:s/></text:span><text:span text:style-name="T169_24">during</text:span><text:span text:style-name="T169_25"><text:s/></text:span><text:span text:style-name="T169_26">the</text:span><text:span text:style-name="T169_27"><text:s/></text:span><text:span text:style-name="T169_28">beginning</text:span><text:span text:style-name="T169_29"><text:s/></text:span><text:span text:style-name="T169_30">stages</text:span><text:span text:style-name="T169_31"><text:s/></text:span><text:span text:style-name="T169_32">of</text:span><text:span text:style-name="T169_33"><text:s/></text:span><text:span text:style-name="T169_34">the</text:span><text:span text:style-name="T169_35"><text:s/></text:span><text:span text:style-name="T169_36">programming</text:span><text:span text:style-name="T169_37"><text:s/></text:span><text:span text:style-name="T169_38">phases</text:span><text:span text:style-name="T169_39"><text:s/></text:span><text:span text:style-name="T169_40">to</text:span><text:span text:style-name="T169_41"><text:s/></text:span><text:span text:style-name="T169_42">decide</text:span><text:span text:style-name="T169_43"><text:s/></text:span><text:span text:style-name="T169_44">an</text:span><text:span text:style-name="T169_45"><text:s/></text:span><text:span text:style-name="T169_46">agreed</text:span><text:span text:style-name="T169_47"><text:s/></text:span><text:span text:style-name="T169_48">upon</text:span><text:span text:style-name="T169_49"><text:s/></text:span><text:span text:style-name="T169_50">styling</text:span><text:span text:style-name="T169_51"><text:s/></text:span><text:span text:style-name="T169_52">method</text:span><text:span text:style-name="T169_53"><text:s/>(</text:span><text:span text:style-name="T169_54">See</text:span><text:span text:style-name="T169_55"><text:s/></text:span><text:span text:style-name="T169_56">Coding</text:span><text:span text:style-name="T169_57"><text:s/></text:span><text:span text:style-name="T169_58">Convention</text:span><text:span text:style-name="T169_59"><text:s/></text:span><text:span text:style-name="T169_60">for</text:span><text:span text:style-name="T169_61"><text:s/></text:span><text:span text:style-name="T169_62">example</text:span><text:span text:style-name="T169_63"><text:s/></text:span><text:span text:style-name="T169_64">style</text:span><text:span text:style-name="T169_65">).<text:s/></text:span><text:span text:style-name="T169_66">Throughout</text:span><text:span text:style-name="T169_67"><text:s/></text:span><text:span text:style-name="T169_68">the</text:span><text:span text:style-name="T169_69"><text:s/></text:span><text:span text:style-name="T169_70">coding</text:span><text:span text:style-name="T169_71"><text:s/></text:span><text:span text:style-name="T169_72">process</text:span><text:span text:style-name="T169_73">,<text:s/></text:span><text:span text:style-name="T169_74">meetings</text:span><text:span text:style-name="T169_75"><text:s/></text:span><text:span text:style-name="T169_76">will</text:span><text:span text:style-name="T169_77"><text:s/></text:span><text:span text:style-name="T169_78">also</text:span><text:span text:style-name="T169_79"><text:s/></text:span><text:span text:style-name="T169_80">be</text:span><text:span text:style-name="T169_81"><text:s/></text:span><text:span text:style-name="T169_82">held</text:span><text:span text:style-name="T169_83"><text:s/></text:span><text:span text:style-name="T169_84">to</text:span><text:span text:style-name="T169_85"><text:s/></text:span><text:span text:style-name="T169_86">discuss</text:span><text:span text:style-name="T169_87"><text:s/></text:span><text:span text:style-name="T169_88">the</text:span><text:span text:style-name="T169_89"><text:s/></text:span><text:span text:style-name="T169_90">code</text:span><text:span text:style-name="T169_91"><text:s/></text:span><text:span text:style-name="T169_92">content</text:span><text:span text:style-name="T169_93"><text:s/></text:span><text:span text:style-name="T169_94">and</text:span><text:span text:style-name="T169_95"><text:s/></text:span><text:span text:style-name="T169_96">to</text:span><text:span text:style-name="T169_97"><text:s/></text:span><text:span text:style-name="T169_98">assign</text:span><text:span text:style-name="T169_99"><text:s/></text:span><text:span text:style-name="T169_100">tasks</text:span><text:span text:style-name="T169_101"><text:s/></text:span><text:span text:style-name="T169_102">and</text:span><text:span text:style-name="T169_103"><text:s/></text:span><text:span text:style-name="T169_104">responsibilities</text:span><text:span text:style-name="T169_105"><text:s/></text:span><text:span text:style-name="T169_106">with</text:span><text:span text:style-name="T169_107"><text:s/></text:span><text:span text:style-name="T169_108">respect</text:span><text:span text:style-name="T169_109"><text:s/></text:span><text:span text:style-name="T169_110">to</text:span><text:span text:style-name="T169_111"><text:s/></text:span><text:span text:style-name="T169_112">each</text:span><text:span text:style-name="T169_113"><text:s/></text:span><text:span text:style-name="T169_114">section</text:span><text:span text:style-name="T169_115">.</text:span></text:p>
      <text:p text:style-name="P170"><text:span text:style-name="T170_1"><text:tab/></text:span><text:span text:style-name="T170_2">Code</text:span><text:span text:style-name="T170_3"><text:s/></text:span><text:span text:style-name="T170_4">commenting</text:span><text:span text:style-name="T170_5"><text:s/></text:span><text:span text:style-name="T170_6">will</text:span><text:span text:style-name="T170_7"><text:s/></text:span><text:span text:style-name="T170_8">also</text:span><text:span text:style-name="T170_9"><text:s/></text:span><text:span text:style-name="T170_10">be</text:span><text:span text:style-name="T170_11"><text:s/></text:span><text:span text:style-name="T170_12">an</text:span><text:span text:style-name="T170_13"><text:s/></text:span><text:span text:style-name="T170_14">important</text:span><text:span text:style-name="T170_15"><text:s/></text:span><text:span text:style-name="T170_16">part</text:span><text:span text:style-name="T170_17"><text:s/></text:span><text:span text:style-name="T170_18">of</text:span><text:span text:style-name="T170_19"><text:s/></text:span><text:span text:style-name="T170_20">code</text:span><text:span text:style-name="T170_21"><text:s/></text:span><text:span text:style-name="T170_22">styling</text:span><text:span text:style-name="T170_23"><text:s/></text:span><text:span text:style-name="T170_24">when</text:span><text:span text:style-name="T170_25"><text:s/></text:span><text:span text:style-name="T170_26">considering</text:span><text:span text:style-name="T170_27"><text:s/></text:span><text:span text:style-name="T170_28">a</text:span><text:span text:style-name="T170_29"><text:s/></text:span><text:span text:style-name="T170_30">team</text:span><text:span text:style-name="T170_31"><text:s/></text:span><text:span text:style-name="T170_32">programming</text:span><text:span text:style-name="T170_33"><text:s/></text:span><text:span text:style-name="T170_34">environment</text:span><text:span text:style-name="T170_35">.<text:s/></text:span><text:span text:style-name="T170_36">Since</text:span><text:span text:style-name="T170_37"><text:s/></text:span><text:span text:style-name="T170_38">collaboration</text:span><text:span text:style-name="T170_39"><text:s/></text:span><text:span text:style-name="T170_40">is</text:span><text:span text:style-name="T170_41"><text:s/></text:span><text:span text:style-name="T170_42">a</text:span><text:span text:style-name="T170_43"><text:s/></text:span><text:span text:style-name="T170_44">part</text:span><text:span text:style-name="T170_45"><text:s/></text:span><text:span text:style-name="T170_46">of</text:span><text:span text:style-name="T170_47"><text:s/></text:span><text:span text:style-name="T170_48">out</text:span><text:span text:style-name="T170_49"><text:s/></text:span><text:span text:style-name="T170_50">programming</text:span><text:span text:style-name="T170_51"><text:s/></text:span><text:span text:style-name="T170_52">process</text:span><text:span text:style-name="T170_53">,<text:s/></text:span><text:span text:style-name="T170_54">it</text:span><text:span text:style-name="T170_55"><text:s/></text:span><text:span text:style-name="T170_56">is</text:span><text:span text:style-name="T170_57"><text:s/></text:span><text:span text:style-name="T170_58">crucial</text:span><text:span text:style-name="T170_59"><text:s/></text:span><text:span text:style-name="T170_60">that</text:span><text:span text:style-name="T170_61"><text:s/></text:span><text:span text:style-name="T170_62">all</text:span><text:span text:style-name="T170_63"><text:s/></text:span><text:span text:style-name="T170_64">members</text:span><text:span text:style-name="T170_65"><text:s/></text:span><text:span text:style-name="T170_66">understand</text:span><text:span text:style-name="T170_67"><text:s/></text:span><text:span text:style-name="T170_68">what</text:span><text:span text:style-name="T170_69"><text:s/></text:span><text:span text:style-name="T170_70">exThus</text:span><text:span text:style-name="T170_71">,<text:s/></text:span><text:span text:style-name="T170_72">in</text:span><text:span text:style-name="T170_73"><text:s/></text:span><text:span text:style-name="T170_74">the</text:span><text:span text:style-name="T170_75"><text:s/></text:span><text:span text:style-name="T170_76">case</text:span><text:span text:style-name="T170_77"><text:s/></text:span><text:span text:style-name="T170_78">of</text:span><text:span text:style-name="T170_79"><text:s/></text:span><text:span text:style-name="T170_80">ambiguous</text:span><text:span text:style-name="T170_81"><text:s/></text:span><text:span text:style-name="T170_82">sections</text:span><text:span text:style-name="T170_83"><text:s/></text:span><text:span text:style-name="T170_84">of</text:span><text:span text:style-name="T170_85"><text:s/></text:span><text:span text:style-name="T170_86">code</text:span><text:span text:style-name="T170_87">,<text:s/></text:span><text:span text:style-name="T170_88">the</text:span><text:span text:style-name="T170_89"><text:s/></text:span><text:span text:style-name="T170_90">author</text:span><text:span text:style-name="T170_91"><text:s/></text:span><text:span text:style-name="T170_92">for</text:span><text:span text:style-name="T170_93"><text:s/></text:span><text:span text:style-name="T170_94">that</text:span><text:span text:style-name="T170_95"><text:s/></text:span><text:span text:style-name="T170_96">section</text:span><text:span text:style-name="T170_97"><text:s/></text:span><text:span text:style-name="T170_98">will</text:span><text:span text:style-name="T170_99"><text:s/></text:span><text:span text:style-name="T170_100">be</text:span><text:span text:style-name="T170_101"><text:s/></text:span><text:span text:style-name="T170_102">responsible</text:span><text:span text:style-name="T170_103"><text:s/></text:span><text:span text:style-name="T170_104">for</text:span><text:span text:style-name="T170_105"><text:s/></text:span><text:span text:style-name="T170_106">adding</text:span><text:span text:style-name="T170_107"><text:s/></text:span><text:span text:style-name="T170_108">in</text:span><text:span text:style-name="T170_109"><text:s/></text:span><text:span text:style-name="T170_110">the</text:span><text:span text:style-name="T170_111"><text:s/></text:span><text:span text:style-name="T170_112">necessary</text:span><text:span text:style-name="T170_113"><text:s/></text:span><text:span text:style-name="T170_114">comments</text:span><text:span text:style-name="T170_115"><text:s/></text:span><text:span text:style-name="T170_116">to</text:span><text:span text:style-name="T170_117"><text:s/></text:span><text:span text:style-name="T170_118">maintain</text:span><text:span text:style-name="T170_119"><text:s/></text:span></text:p>
      <text:p text:style-name="P171"><text:span text:style-name="T171_1">In</text:span><text:span text:style-name="T171_2"><text:s/></text:span><text:span text:style-name="T171_3">the</text:span><text:span text:style-name="T171_4"><text:s/></text:span><text:span text:style-name="T171_5">event</text:span><text:span text:style-name="T171_6"><text:s/></text:span><text:span text:style-name="T171_7">that</text:span><text:span text:style-name="T171_8"><text:s/></text:span><text:span text:style-name="T171_9">an</text:span><text:span text:style-name="T171_10"><text:s/></text:span><text:span text:style-name="T171_11">error</text:span><text:span text:style-name="T171_12"><text:s/></text:span><text:span text:style-name="T171_13">is</text:span><text:span text:style-name="T171_14"><text:s/></text:span><text:span text:style-name="T171_15">found</text:span><text:span text:style-name="T171_16"><text:s/></text:span><text:span text:style-name="T171_17">by</text:span><text:span text:style-name="T171_18"><text:s/></text:span><text:span text:style-name="T171_19">a</text:span><text:span text:style-name="T171_20"><text:s/></text:span><text:span text:style-name="T171_21">given</text:span><text:span text:style-name="T171_22"><text:s/></text:span><text:span text:style-name="T171_23">member</text:span><text:span text:style-name="T171_24">,<text:s/></text:span><text:span text:style-name="T171_25">the</text:span><text:span text:style-name="T171_26"><text:s/></text:span><text:span text:style-name="T171_27">severity</text:span><text:span text:style-name="T171_28"><text:s/></text:span><text:span text:style-name="T171_29">of</text:span><text:span text:style-name="T171_30"><text:s/></text:span><text:span text:style-name="T171_31">the</text:span><text:span text:style-name="T171_32"><text:s/></text:span><text:span text:style-name="T171_33">error</text:span><text:span text:style-name="T171_34"><text:s/></text:span><text:span text:style-name="T171_35">must</text:span><text:span text:style-name="T171_36"><text:s/></text:span><text:span text:style-name="T171_37">first</text:span><text:span text:style-name="T171_38"><text:s/></text:span><text:span text:style-name="T171_39">be</text:span><text:span text:style-name="T171_40"><text:s/></text:span><text:span text:style-name="T171_41">evaluated</text:span><text:span text:style-name="T171_42">.<text:s/></text:span><text:span text:style-name="T171_43">In</text:span><text:span text:style-name="T171_44"><text:s/></text:span><text:span text:style-name="T171_45">the</text:span><text:span text:style-name="T171_46"><text:s/></text:span><text:span text:style-name="T171_47">case</text:span><text:span text:style-name="T171_48"><text:s/></text:span><text:span text:style-name="T171_49">of</text:span><text:span text:style-name="T171_50"><text:s/></text:span><text:span text:style-name="T171_51">simple</text:span><text:span text:style-name="T171_52"><text:s/></text:span><text:span text:style-name="T171_53">errors</text:span><text:span text:style-name="T171_54">,<text:s/></text:span><text:span text:style-name="T171_55">such</text:span><text:span text:style-name="T171_56"><text:s/></text:span><text:span text:style-name="T171_57">as</text:span><text:span text:style-name="T171_58"><text:s/></text:span><text:span text:style-name="T171_59">semantic</text:span><text:span text:style-name="T171_60"><text:s/></text:span><text:span text:style-name="T171_61">errors</text:span><text:span text:style-name="T171_62">,<text:s/></text:span><text:span text:style-name="T171_63">the</text:span><text:span text:style-name="T171_64"><text:s/></text:span><text:span text:style-name="T171_65">team</text:span><text:span text:style-name="T171_66"><text:s/></text:span><text:span text:style-name="T171_67">member</text:span><text:span text:style-name="T171_68"><text:s/></text:span><text:span text:style-name="T171_69">can</text:span><text:span text:style-name="T171_70"><text:s/></text:span><text:span text:style-name="T171_71">attempt</text:span><text:span text:style-name="T171_72"><text:s/></text:span><text:span text:style-name="T171_73">to</text:span><text:span text:style-name="T171_74"><text:s/></text:span><text:span text:style-name="T171_75">correct</text:span><text:span text:style-name="T171_76"><text:s/></text:span><text:span text:style-name="T171_77">it</text:span><text:span text:style-name="T171_78"><text:s/></text:span><text:span text:style-name="T171_79">themselves</text:span><text:span text:style-name="T171_80">,<text:s/></text:span><text:span text:style-name="T171_81">but</text:span><text:span text:style-name="T171_82"><text:s/></text:span><text:span text:style-name="T171_83">must</text:span><text:span text:style-name="T171_84"><text:s/></text:span><text:span text:style-name="T171_85">also</text:span><text:span text:style-name="T171_86"><text:s/></text:span><text:span text:style-name="T171_87">inform</text:span><text:span text:style-name="T171_88"><text:s/></text:span><text:span text:style-name="T171_89">the</text:span><text:span text:style-name="T171_90"><text:s/></text:span><text:span text:style-name="T171_91">original</text:span><text:span text:style-name="T171_92"><text:s/></text:span><text:span text:style-name="T171_93">author</text:span><text:span text:style-name="T171_94"><text:s/></text:span><text:span text:style-name="T171_95">of</text:span><text:span text:style-name="T171_96"><text:s/></text:span><text:span text:style-name="T171_97">the</text:span><text:span text:style-name="T171_98"><text:s/></text:span><text:span text:style-name="T171_99">code</text:span><text:span text:style-name="T171_100"><text:s/></text:span><text:span text:style-name="T171_101">of</text:span><text:span text:style-name="T171_102"><text:s/></text:span><text:span text:style-name="T171_103">the</text:span><text:span text:style-name="T171_104"><text:s/></text:span><text:span text:style-name="T171_105">change</text:span><text:span text:style-name="T171_106">.<text:s/></text:span><text:span text:style-name="T171_107">For</text:span><text:span text:style-name="T171_108"><text:s/></text:span><text:span text:style-name="T171_109">more</text:span><text:span text:style-name="T171_110"><text:s/></text:span><text:span text:style-name="T171_111">serious</text:span><text:span text:style-name="T171_112"><text:s/></text:span><text:span text:style-name="T171_113">errors</text:span><text:span text:style-name="T171_114"><text:s/></text:span><text:span text:style-name="T171_115">that</text:span><text:span text:style-name="T171_116"><text:s/></text:span><text:span text:style-name="T171_117">affect</text:span><text:span text:style-name="T171_118"><text:s/></text:span><text:span text:style-name="T171_119">the</text:span><text:span text:style-name="T171_120"><text:s/></text:span><text:span text:style-name="T171_121">functionality</text:span><text:span text:style-name="T171_122"><text:s/></text:span><text:span text:style-name="T171_123">of</text:span><text:span text:style-name="T171_124"><text:s/></text:span><text:span text:style-name="T171_125">the</text:span><text:span text:style-name="T171_126"><text:s/></text:span><text:span text:style-name="T171_127">program</text:span><text:span text:style-name="T171_128">,<text:s/></text:span><text:span text:style-name="T171_129">it</text:span><text:span text:style-name="T171_130"><text:s/></text:span><text:span text:style-name="T171_131">is</text:span><text:span text:style-name="T171_132"><text:s/></text:span><text:span text:style-name="T171_133">the</text:span><text:span text:style-name="T171_134"><text:s/></text:span><text:span text:style-name="T171_135">responsibility</text:span><text:span text:style-name="T171_136"><text:s/></text:span><text:span text:style-name="T171_137">of</text:span><text:span text:style-name="T171_138"><text:s/></text:span><text:span text:style-name="T171_139">that</text:span><text:span text:style-name="T171_140"><text:s/></text:span><text:span text:style-name="T171_141">member</text:span><text:span text:style-name="T171_142"><text:s/></text:span><text:span text:style-name="T171_143">to</text:span><text:span text:style-name="T171_144"><text:s/></text:span><text:span text:style-name="T171_145">inform</text:span><text:span text:style-name="T171_146"><text:s/></text:span><text:span text:style-name="T171_147">the</text:span><text:span text:style-name="T171_148"><text:s/></text:span><text:span text:style-name="T171_149">author</text:span><text:span text:style-name="T171_150"><text:s/></text:span><text:span text:style-name="T171_151">and</text:span><text:span text:style-name="T171_152"><text:s/></text:span><text:span text:style-name="T171_153">rest</text:span><text:span text:style-name="T171_154"><text:s/></text:span><text:span text:style-name="T171_155">of</text:span><text:span text:style-name="T171_156"><text:s/></text:span><text:span text:style-name="T171_157">the</text:span><text:span text:style-name="T171_158"><text:s/></text:span><text:span text:style-name="T171_159">team</text:span><text:span text:style-name="T171_160"><text:s/></text:span><text:span text:style-name="T171_161">of</text:span><text:span text:style-name="T171_162"><text:s/></text:span><text:span text:style-name="T171_163">this</text:span><text:span text:style-name="T171_164"><text:s/></text:span><text:span text:style-name="T171_165">error</text:span><text:span text:style-name="T171_166"><text:s/></text:span><text:span text:style-name="T171_167">and</text:span><text:span text:style-name="T171_168"><text:s/></text:span><text:span text:style-name="T171_169">not</text:span><text:span text:style-name="T171_170"><text:s/></text:span><text:span text:style-name="T171_171">attempt</text:span><text:span text:style-name="T171_172"><text:s/></text:span><text:span text:style-name="T171_173">to</text:span><text:span text:style-name="T171_174"><text:s/></text:span><text:span text:style-name="T171_175">fix</text:span><text:span text:style-name="T171_176"><text:s/></text:span><text:span text:style-name="T171_177">it</text:span><text:span text:style-name="T171_178"><text:s/></text:span><text:span text:style-name="T171_179">themselves</text:span><text:span text:style-name="T171_180">.<text:s/></text:span><text:span text:style-name="T171_181">It</text:span><text:span text:style-name="T171_182"><text:s/></text:span><text:span text:style-name="T171_183">is</text:span><text:span text:style-name="T171_184"><text:s/></text:span><text:span text:style-name="T171_185">then</text:span><text:span text:style-name="T171_186"><text:s/></text:span><text:span text:style-name="T171_187">the</text:span><text:span text:style-name="T171_188"><text:s/></text:span><text:span text:style-name="T171_189">responsibility</text:span><text:span text:style-name="T171_190"><text:s/></text:span><text:span text:style-name="T171_191">of</text:span><text:span text:style-name="T171_192"><text:s/></text:span><text:span text:style-name="T171_193">the</text:span><text:span text:style-name="T171_194"><text:s/></text:span><text:span text:style-name="T171_195">author</text:span><text:span text:style-name="T171_196"><text:s/></text:span><text:span text:style-name="T171_197">to</text:span><text:span text:style-name="T171_198"><text:s/></text:span><text:span text:style-name="T171_199">try</text:span><text:span text:style-name="T171_200"><text:s/></text:span><text:span text:style-name="T171_201">to</text:span><text:span text:style-name="T171_202"><text:s/></text:span><text:span text:style-name="T171_203">resolve</text:span><text:span text:style-name="T171_204"><text:s/></text:span><text:span text:style-name="T171_205">the</text:span><text:span text:style-name="T171_206"><text:s/></text:span><text:span text:style-name="T171_207">issue</text:span><text:span text:style-name="T171_208"><text:s/></text:span><text:span text:style-name="T171_209">and</text:span><text:span text:style-name="T171_210"><text:s/></text:span><text:span text:style-name="T171_211">inform</text:span><text:span text:style-name="T171_212"><text:s/></text:span><text:span text:style-name="T171_213">the</text:span><text:span text:style-name="T171_214"><text:s/></text:span><text:span text:style-name="T171_215">rest</text:span><text:span text:style-name="T171_216"><text:s/></text:span><text:span text:style-name="T171_217">of</text:span><text:span text:style-name="T171_218"><text:s/></text:span><text:span text:style-name="T171_219">the</text:span><text:span text:style-name="T171_220"><text:s/></text:span><text:span text:style-name="T171_221">team</text:span><text:span text:style-name="T171_222"><text:s/></text:span><text:span text:style-name="T171_223">of</text:span><text:span text:style-name="T171_224"><text:s/></text:span><text:span text:style-name="T171_225">any</text:span><text:span text:style-name="T171_226"><text:s/></text:span><text:span text:style-name="T171_227">major</text:span><text:span text:style-name="T171_228"><text:s/></text:span><text:span text:style-name="T171_229">changes</text:span><text:span text:style-name="T171_230"><text:s/></text:span><text:span text:style-name="T171_231">that</text:span><text:span text:style-name="T171_232"><text:s/></text:span><text:span text:style-name="T171_233">were</text:span><text:span text:style-name="T171_234"><text:s/></text:span><text:span text:style-name="T171_235">necessary</text:span><text:span text:style-name="T171_236">.</text:span></text:p>
      <text:p text:style-name="P172"><text:span text:style-name="T172_1">Conflicting</text:span><text:span text:style-name="T172_2"><text:s/></text:span><text:span text:style-name="T172_3">segments</text:span><text:span text:style-name="T172_4"><text:s/></text:span><text:span text:style-name="T172_5">of</text:span><text:span text:style-name="T172_6"><text:s/></text:span><text:span text:style-name="T172_7">code</text:span><text:span text:style-name="T172_8"><text:s/></text:span><text:span text:style-name="T172_9">or</text:span><text:span text:style-name="T172_10"><text:s/></text:span><text:span text:style-name="T172_11">unintended</text:span><text:span text:style-name="T172_12"><text:s/></text:span><text:span text:style-name="T172_13">side</text:span><text:span text:style-name="T172_14"><text:s/></text:span><text:span text:style-name="T172_15">affects</text:span><text:span text:style-name="T172_16"><text:s/></text:span><text:span text:style-name="T172_17">from</text:span><text:span text:style-name="T172_18"><text:s/></text:span><text:span text:style-name="T172_19">code</text:span><text:span text:style-name="T172_20"><text:s/></text:span><text:span text:style-name="T172_21">merging</text:span><text:span text:style-name="T172_22"><text:s/></text:span><text:span text:style-name="T172_23">is</text:span><text:span text:style-name="T172_24"><text:s/></text:span><text:span text:style-name="T172_25">also</text:span><text:span text:style-name="T172_26"><text:s/></text:span><text:span text:style-name="T172_27">a</text:span><text:span text:style-name="T172_28"><text:s/></text:span><text:span text:style-name="T172_29">possible</text:span><text:span text:style-name="T172_30"><text:s/></text:span><text:span text:style-name="T172_31">concern</text:span><text:span text:style-name="T172_32">.<text:s/></text:span><text:span text:style-name="T172_33">In</text:span><text:span text:style-name="T172_34"><text:s/></text:span><text:span text:style-name="T172_35">such</text:span><text:span text:style-name="T172_36"><text:s/></text:span><text:span text:style-name="T172_37">events</text:span><text:span text:style-name="T172_38">,<text:s/></text:span><text:span text:style-name="T172_39">it</text:span><text:span text:style-name="T172_40"><text:s/></text:span><text:span text:style-name="T172_41">is</text:span><text:span text:style-name="T172_42"><text:s/></text:span><text:span text:style-name="T172_43">the</text:span><text:span text:style-name="T172_44"><text:s/></text:span><text:span text:style-name="T172_45">responsibility</text:span><text:span text:style-name="T172_46"><text:s/></text:span><text:span text:style-name="T172_47">of</text:span><text:span text:style-name="T172_48"><text:s/></text:span><text:span text:style-name="T172_49">both</text:span><text:span text:style-name="T172_50"><text:s/></text:span><text:span text:style-name="T172_51">authors</text:span><text:span text:style-name="T172_52"><text:s/></text:span><text:span text:style-name="T172_53">to</text:span><text:span text:style-name="T172_54"><text:s/></text:span><text:span text:style-name="T172_55">first</text:span><text:span text:style-name="T172_56"><text:s/></text:span><text:span text:style-name="T172_57">identity</text:span><text:span text:style-name="T172_58"><text:s/></text:span><text:span text:style-name="T172_59">the</text:span><text:span text:style-name="T172_60"><text:s/></text:span><text:span text:style-name="T172_61">source</text:span><text:span text:style-name="T172_62"><text:s/></text:span><text:span text:style-name="T172_63">of</text:span><text:span text:style-name="T172_64"><text:s/></text:span><text:span text:style-name="T172_65">conflict</text:span><text:span text:style-name="T172_66">,<text:s/></text:span><text:span text:style-name="T172_67">discuss</text:span><text:span text:style-name="T172_68"><text:s/></text:span><text:span text:style-name="T172_69">the</text:span><text:span text:style-name="T172_70"><text:s/></text:span><text:span text:style-name="T172_71">issue</text:span><text:span text:style-name="T172_72"><text:s/></text:span><text:span text:style-name="T172_73">with</text:span><text:span text:style-name="T172_74"><text:s/></text:span><text:span text:style-name="T172_75">the</text:span><text:span text:style-name="T172_76"><text:s/></text:span><text:span text:style-name="T172_77">remaining</text:span><text:span text:style-name="T172_78"><text:s/></text:span><text:span text:style-name="T172_79">team</text:span><text:span text:style-name="T172_80"><text:s/></text:span><text:span text:style-name="T172_81">members</text:span><text:span text:style-name="T172_82"><text:s/></text:span><text:span text:style-name="T172_83">and</text:span><text:span text:style-name="T172_84"><text:s/></text:span><text:span text:style-name="T172_85">then</text:span><text:span text:style-name="T172_86"><text:s/></text:span><text:span text:style-name="T172_87">come</text:span><text:span text:style-name="T172_88"><text:s/></text:span><text:span text:style-name="T172_89">to</text:span><text:span text:style-name="T172_90"><text:s/></text:span><text:span text:style-name="T172_91">an</text:span><text:span text:style-name="T172_92"><text:s/></text:span><text:span text:style-name="T172_93">agreed</text:span><text:span text:style-name="T172_94"><text:s/></text:span><text:span text:style-name="T172_95">upon</text:span><text:span text:style-name="T172_96"><text:s/></text:span><text:span text:style-name="T172_97">solution</text:span><text:span text:style-name="T172_98">.<text:s/></text:span><text:span text:style-name="T172_99">As</text:span><text:span text:style-name="T172_100"><text:s/></text:span><text:span text:style-name="T172_101">with</text:span><text:span text:style-name="T172_102"><text:s/></text:span><text:span text:style-name="T172_103">error</text:span><text:span text:style-name="T172_104"><text:s/></text:span><text:span text:style-name="T172_105">handling</text:span><text:span text:style-name="T172_106">,<text:s/></text:span><text:span text:style-name="T172_107">the</text:span><text:span text:style-name="T172_108"><text:s/></text:span><text:span text:style-name="T172_109">team</text:span><text:span text:style-name="T172_110"><text:s/></text:span><text:span text:style-name="T172_111">should</text:span><text:span text:style-name="T172_112"><text:s/></text:span><text:span text:style-name="T172_113">then</text:span><text:span text:style-name="T172_114"><text:s/></text:span><text:span text:style-name="T172_115">be</text:span><text:span text:style-name="T172_116"><text:s/></text:span><text:span text:style-name="T172_117">informed</text:span><text:span text:style-name="T172_118"><text:s/></text:span><text:span text:style-name="T172_119">of</text:span><text:span text:style-name="T172_120"><text:s/></text:span><text:span text:style-name="T172_121">all</text:span><text:span text:style-name="T172_122"><text:s/></text:span><text:span text:style-name="T172_123">the</text:span><text:span text:style-name="T172_124"><text:s/></text:span><text:span text:style-name="T172_125">necessary</text:span><text:span text:style-name="T172_126"><text:s/></text:span><text:span text:style-name="T172_127">changes</text:span><text:span text:style-name="T172_128"><text:s/></text:span><text:span text:style-name="T172_129">that</text:span><text:span text:style-name="T172_130"><text:s/></text:span><text:span text:style-name="T172_131">were</text:span><text:span text:style-name="T172_132"><text:s/></text:span><text:span text:style-name="T172_133">made</text:span><text:span text:style-name="T172_134">.</text:span></text:p>
      <text:p text:style-name="P173"/>
      <text:p text:style-name="P174"><text:span text:style-name="T174_1">Coding</text:span><text:span text:style-name="T174_2"><text:s/></text:span><text:span text:style-name="T174_3">Convention</text:span></text:p>
      <text:p text:style-name="P175"/>
      <text:p text:style-name="P176"><text:span text:style-name="T176_1">Styling</text:span><text:span text:style-name="T176_2">:</text:span></text:p>
      <text:p text:style-name="P177"><text:span text:style-name="T177_1">example</text:span><text:span text:style-name="T177_2">:</text:span></text:p>
      <text:p text:style-name="P178"><text:span text:style-name="T178_1">//<text:s/></text:span><text:span text:style-name="T178_2">fooBar</text:span><text:span text:style-name="T178_3"><text:s/>-<text:s/></text:span><text:span text:style-name="T178_4">takes</text:span><text:span text:style-name="T178_5"><text:s/></text:span><text:span text:style-name="T178_6">two</text:span><text:span text:style-name="T178_7"><text:s/></text:span><text:span text:style-name="T178_8">arguments</text:span><text:span text:style-name="T178_9"><text:s/></text:span><text:span text:style-name="T178_10">and</text:span><text:span text:style-name="T178_11"><text:s/></text:span><text:span text:style-name="T178_12">adds</text:span><text:span text:style-name="T178_13"><text:s/></text:span><text:span text:style-name="T178_14">values</text:span><text:span text:style-name="T178_15"><text:s/></text:span><text:span text:style-name="T178_16">to</text:span><text:span text:style-name="T178_17"><text:s/></text:span><text:span text:style-name="T178_18">them</text:span></text:p>
      <text:p text:style-name="P179"><text:span text:style-name="T179_1">//<text:s/></text:span><text:span text:style-name="T179_2">author</text:span><text:span text:style-name="T179_3">:<text:s/></text:span><text:span text:style-name="T179_4">Brandon</text:span></text:p>
      <text:p text:style-name="P180"><text:span text:style-name="T180_1">function</text:span><text:span text:style-name="T180_2"><text:s/></text:span><text:span text:style-name="T180_3">fooBar</text:span><text:span text:style-name="T180_4">(</text:span><text:span text:style-name="T180_5">arg</text:span><text:span text:style-name="T180_6">1,<text:s/></text:span><text:span text:style-name="T180_7">arg</text:span><text:span text:style-name="T180_8">2)<text:s/>{</text:span></text:p>
      <text:p text:style-name="P181"><text:span text:style-name="T181_1"><text:s text:c="4"/></text:span><text:span text:style-name="T181_2">var</text:span><text:span text:style-name="T181_3"><text:s/></text:span><text:span text:style-name="T181_4">name</text:span><text:span text:style-name="T181_5">1<text:s/>=<text:s/></text:span><text:span text:style-name="T181_6">value</text:span><text:span text:style-name="T181_7">1;</text:span></text:p>
      <text:p text:style-name="P182"><text:span text:style-name="T182_1"><text:s text:c="4"/></text:span><text:span text:style-name="T182_2">var</text:span><text:span text:style-name="T182_3"><text:s/></text:span><text:span text:style-name="T182_4">name</text:span><text:span text:style-name="T182_5">2<text:s/>=<text:s/></text:span><text:span text:style-name="T182_6">value</text:span><text:span text:style-name="T182_7">2;</text:span></text:p>
      <text:p text:style-name="P183"><text:span text:style-name="T183_1"><text:s text:c="4"/></text:span><text:span text:style-name="T183_2">return</text:span><text:span text:style-name="T183_3"><text:s/>[</text:span><text:span text:style-name="T183_4">name</text:span><text:span text:style-name="T183_5">1<text:s/>+<text:s/></text:span><text:span text:style-name="T183_6">arg</text:span><text:span text:style-name="T183_7">1,<text:s/></text:span><text:span text:style-name="T183_8">name</text:span><text:span text:style-name="T183_9">2<text:s/>+<text:s/></text:span><text:span text:style-name="T183_10">arg</text:span><text:span text:style-name="T183_11">2];</text:span></text:p>
      <text:p text:style-name="P184"><text:span text:style-name="T184_1">}</text:span></text:p>
      <text:p text:style-name="P185"/>
      <text:p text:style-name="P186"/>
      <text:p text:style-name="P187"><text:span text:style-name="T187_1">Directory</text:span><text:span text:style-name="T187_2"><text:s/></text:span><text:span text:style-name="T187_3">Structure</text:span><text:span text:style-name="T187_4">:</text:span></text:p>
      <text:p text:style-name="P188"><text:span text:style-name="T188_1">This</text:span><text:span text:style-name="T188_2"><text:s/></text:span><text:span text:style-name="T188_3">is</text:span><text:span text:style-name="T188_4"><text:s/></text:span><text:span text:style-name="T188_5">a</text:span><text:span text:style-name="T188_6"><text:s/></text:span><text:span text:style-name="T188_7">general</text:span><text:span text:style-name="T188_8"><text:s/></text:span><text:span text:style-name="T188_9">outline</text:span><text:span text:style-name="T188_10"><text:s/></text:span><text:span text:style-name="T188_11">of</text:span><text:span text:style-name="T188_12"><text:s/></text:span><text:span text:style-name="T188_13">the</text:span><text:span text:style-name="T188_14"><text:s/></text:span><text:span text:style-name="T188_15">directory</text:span><text:span text:style-name="T188_16"><text:s/></text:span><text:span text:style-name="T188_17">of</text:span><text:span text:style-name="T188_18"><text:s/></text:span><text:span text:style-name="T188_19">the</text:span><text:span text:style-name="T188_20"><text:s/></text:span><text:span text:style-name="T188_21">files</text:span><text:span text:style-name="T188_22"><text:s/></text:span><text:span text:style-name="T188_23">during</text:span><text:span text:style-name="T188_24"><text:s/></text:span><text:span text:style-name="T188_25">the</text:span><text:span text:style-name="T188_26"><text:s/></text:span><text:span text:style-name="T188_27">development</text:span><text:span text:style-name="T188_28"><text:s/></text:span><text:span text:style-name="T188_29">as</text:span><text:span text:style-name="T188_30"><text:s/></text:span><text:span text:style-name="T188_31">well</text:span><text:span text:style-name="T188_32"><text:s/></text:span><text:span text:style-name="T188_33">as</text:span><text:span text:style-name="T188_34"><text:s/></text:span><text:span text:style-name="T188_35">in</text:span><text:span text:style-name="T188_36"><text:s/></text:span><text:span text:style-name="T188_37">operation</text:span><text:span text:style-name="T188_38">:</text:span></text:p>
      <text:p text:style-name="P189"/>
      <text:p text:style-name="P190"><text:span text:style-name="T190_1">(</text:span><text:span text:style-name="T190_2">in</text:span><text:span text:style-name="T190_3"><text:s/></text:span><text:span text:style-name="T190_4">development</text:span><text:span text:style-name="T190_5">)</text:span></text:p>
      <text:p text:style-name="P191"><text:span text:style-name="T191_1">Main</text:span><text:span text:style-name="T191_2"><text:s/></text:span><text:span text:style-name="T191_3">Game</text:span><text:span text:style-name="T191_4"><text:s/></text:span><text:span text:style-name="T191_5">folder</text:span></text:p>
      <text:list text:style-name="LS1" xml:id="list0">
        <text:list-item>
          <text:p text:style-name="P192"><text:span text:style-name="T192_1">.</text:span><text:span text:style-name="T192_2">git</text:span><text:span text:style-name="T192_3"><text:s/>-<text:s/></text:span><text:span text:style-name="T192_4">revision</text:span><text:span text:style-name="T192_5"><text:s/></text:span><text:span text:style-name="T192_6">control</text:span><text:span text:style-name="T192_7"><text:s/></text:span><text:span text:style-name="T192_8">folder</text:span></text:p>
        </text:list-item>
        <text:list-item>
          <text:p text:style-name="P193"><text:span text:style-name="T193_1">dev</text:span><text:span text:style-name="T193_2">/<text:s/>-<text:s/></text:span><text:span text:style-name="T193_3">primary</text:span><text:span text:style-name="T193_4"><text:s/></text:span><text:span text:style-name="T193_5">development</text:span><text:span text:style-name="T193_6"><text:s/></text:span><text:span text:style-name="T193_7">fold</text:span></text:p>
          <text:list>
            <text:list-item>
              <text:p text:style-name="P194"><text:span text:style-name="T194_1">game</text:span><text:span text:style-name="T194_2">/<text:s/>-<text:s/></text:span><text:span text:style-name="T194_3">game</text:span><text:span text:style-name="T194_4"><text:s/></text:span><text:span text:style-name="T194_5">client</text:span><text:span text:style-name="T194_6"><text:s/></text:span><text:span text:style-name="T194_7">program</text:span><text:span text:style-name="T194_8">,<text:s/></text:span><text:span text:style-name="T194_9">libraries</text:span><text:span text:style-name="T194_10">,<text:s/></text:span><text:span text:style-name="T194_11">and</text:span><text:span text:style-name="T194_12"><text:s/></text:span><text:span text:style-name="T194_13">media</text:span><text:span text:style-name="T194_14"><text:s/></text:span><text:span text:style-name="T194_15">files</text:span></text:p>
              <text:list>
                <text:list-item>
                  <text:p text:style-name="P195"><text:span text:style-name="T195_1">build</text:span><text:span text:style-name="T195_2">/<text:s/>-<text:s/></text:span><text:span text:style-name="T195_3">THREE</text:span><text:span text:style-name="T195_4">.</text:span><text:span text:style-name="T195_5">js</text:span><text:span text:style-name="T195_6"><text:s/></text:span><text:span text:style-name="T195_7">sub</text:span><text:span text:style-name="T195_8">-</text:span><text:span text:style-name="T195_9">library</text:span><text:span text:style-name="T195_10"><text:s/></text:span><text:span text:style-name="T195_11">files</text:span></text:p>
                </text:list-item>
                <text:list-item>
                  <text:p text:style-name="P196"><text:span text:style-name="T196_1">js</text:span><text:span text:style-name="T196_2">/<text:s/>-<text:s/></text:span><text:span text:style-name="T196_3">THREE</text:span><text:span text:style-name="T196_4">.</text:span><text:span text:style-name="T196_5">js</text:span><text:span text:style-name="T196_6"><text:s/></text:span><text:span text:style-name="T196_7">helper</text:span><text:span text:style-name="T196_8"><text:s/></text:span><text:span text:style-name="T196_9">scripts</text:span></text:p>
                </text:list-item>
                <text:list-item>
                  <text:p text:style-name="P197"><text:span text:style-name="T197_1">models</text:span><text:span text:style-name="T197_2">/</text:span></text:p>
                </text:list-item>
                <text:list-item>
                  <text:p text:style-name="P198"><text:span text:style-name="T198_1">textures</text:span><text:span text:style-name="T198_2">/</text:span></text:p>
                </text:list-item>
                <text:list-item>
                  <text:p text:style-name="P199"><text:span text:style-name="T199_1">sounds</text:span><text:span text:style-name="T199_2">/</text:span></text:p>
                </text:list-item>
                <text:list-item>
                  <text:p text:style-name="P200"><text:span text:style-name="T200_1">examples</text:span><text:span text:style-name="T200_2">/<text:s/>-<text:s/></text:span><text:span text:style-name="T200_3">sample</text:span><text:span text:style-name="T200_4"><text:s/></text:span><text:span text:style-name="T200_5">programs</text:span><text:span text:style-name="T200_6"><text:s/></text:span><text:span text:style-name="T200_7">for</text:span><text:span text:style-name="T200_8"><text:s/></text:span><text:span text:style-name="T200_9">comparison</text:span><text:span text:style-name="T200_10">/</text:span><text:span text:style-name="T200_11">ideas</text:span></text:p>
                </text:list-item>
              </text:list>
            </text:list-item>
          </text:list>
        </text:list-item>
        <text:list-item>
          <text:p text:style-name="P201"><text:span text:style-name="T201_1">pocs</text:span><text:span text:style-name="T201_2">/<text:s/>-<text:s/></text:span><text:span text:style-name="T201_3">Proofs</text:span><text:span text:style-name="T201_4"><text:s/></text:span><text:span text:style-name="T201_5">of</text:span><text:span text:style-name="T201_6"><text:s/></text:span><text:span text:style-name="T201_7">Concepts</text:span><text:span text:style-name="T201_8"><text:s/></text:span><text:span text:style-name="T201_9">folder</text:span><text:span text:style-name="T201_10"><text:s/>-<text:s/></text:span><text:span text:style-name="T201_11">sandbox</text:span><text:span text:style-name="T201_12"><text:s/></text:span><text:span text:style-name="T201_13">testing</text:span><text:span text:style-name="T201_14"><text:s/></text:span><text:span text:style-name="T201_15">and</text:span><text:span text:style-name="T201_16"><text:s/></text:span><text:span text:style-name="T201_17">demonstration</text:span></text:p>
        </text:list-item>
      </text:list>
      <text:p text:style-name="P202"/>
      <text:p text:style-name="P203"><text:span text:style-name="T203_1">(</text:span><text:span text:style-name="T203_2">in</text:span><text:span text:style-name="T203_3"><text:s/></text:span><text:span text:style-name="T203_4">operation</text:span><text:span text:style-name="T203_5">)</text:span></text:p>
      <text:p text:style-name="P204"><text:span text:style-name="T204_1">Main</text:span><text:span text:style-name="T204_2"><text:s/></text:span><text:span text:style-name="T204_3">Game</text:span><text:span text:style-name="T204_4"><text:s/></text:span><text:span text:style-name="T204_5">Folder</text:span><text:span text:style-name="T204_6"><text:s/>-<text:s/></text:span></text:p>
      <text:list text:style-name="LS1" xml:id="list10">
        <text:list-item>
          <text:p text:style-name="P205"><text:span text:style-name="T205_1">game</text:span><text:span text:style-name="T205_2">/<text:s/>-<text:s/></text:span><text:span text:style-name="T205_3">game</text:span><text:span text:style-name="T205_4"><text:s/></text:span><text:span text:style-name="T205_5">client</text:span><text:span text:style-name="T205_6"><text:s/></text:span><text:span text:style-name="T205_7">program</text:span><text:span text:style-name="T205_8">,<text:s/></text:span><text:span text:style-name="T205_9">libraries</text:span><text:span text:style-name="T205_10">,<text:s/></text:span><text:span text:style-name="T205_11">and</text:span><text:span text:style-name="T205_12"><text:s/></text:span><text:span text:style-name="T205_13">media</text:span><text:span text:style-name="T205_14"><text:s/></text:span><text:span text:style-name="T205_15">files</text:span></text:p>
          <text:list>
            <text:list-item>
              <text:p text:style-name="P206"><text:span text:style-name="T206_1">build</text:span><text:span text:style-name="T206_2">/<text:s/>-<text:s/></text:span><text:span text:style-name="T206_3">THREE</text:span><text:span text:style-name="T206_4">.</text:span><text:span text:style-name="T206_5">js</text:span><text:span text:style-name="T206_6"><text:s/></text:span><text:span text:style-name="T206_7">sub</text:span><text:span text:style-name="T206_8">-</text:span><text:span text:style-name="T206_9">library</text:span><text:span text:style-name="T206_10"><text:s/></text:span><text:span text:style-name="T206_11">files</text:span></text:p>
            </text:list-item>
            <text:list-item>
              <text:p text:style-name="P207"><text:span text:style-name="T207_1">js</text:span><text:span text:style-name="T207_2">/<text:s/>-<text:s/></text:span><text:span text:style-name="T207_3">THREE</text:span><text:span text:style-name="T207_4">.</text:span><text:span text:style-name="T207_5">js</text:span><text:span text:style-name="T207_6"><text:s/></text:span><text:span text:style-name="T207_7">helper</text:span><text:span text:style-name="T207_8"><text:s/></text:span><text:span text:style-name="T207_9">scripts</text:span></text:p>
            </text:list-item>
            <text:list-item>
              <text:p text:style-name="P208"><text:span text:style-name="T208_1">models</text:span><text:span text:style-name="T208_2">/</text:span></text:p>
            </text:list-item>
            <text:list-item>
              <text:p text:style-name="P209"><text:span text:style-name="T209_1">textures</text:span><text:span text:style-name="T209_2">/</text:span></text:p>
            </text:list-item>
            <text:list-item>
              <text:p text:style-name="P210"><text:span text:style-name="T210_1">sounds</text:span><text:span text:style-name="T210_2">/</text:span></text:p>
            </text:list-item>
          </text:list>
        </text:list-item>
      </text:list>
      <text:p text:style-name="P211"/>
      <text:p text:style-name="P212"><text:span text:style-name="T212_1">Programming</text:span><text:span text:style-name="T212_2"><text:s/></text:span><text:span text:style-name="T212_3">Tools</text:span><text:span text:style-name="T212_4"><text:s/>/<text:s/></text:span><text:span text:style-name="T212_5">Libraries</text:span><text:span text:style-name="T212_6"><text:s/></text:span><text:span text:style-name="T212_7">and</text:span><text:span text:style-name="T212_8"><text:s/></text:span><text:span text:style-name="T212_9">Coding</text:span><text:span text:style-name="T212_10"><text:s/></text:span><text:span text:style-name="T212_11">Environment</text:span><text:span text:style-name="T212_12">:</text:span></text:p>
      <text:p text:style-name="P213"><text:span text:style-name="T213_1"><text:tab/></text:span><text:span text:style-name="T213_2">The</text:span><text:span text:style-name="T213_3"><text:s/></text:span><text:span text:style-name="T213_4">application</text:span><text:span text:style-name="T213_5"><text:s/></text:span><text:span text:style-name="T213_6">will</text:span><text:span text:style-name="T213_7"><text:s/></text:span><text:span text:style-name="T213_8">incorporate</text:span><text:span text:style-name="T213_9"><text:s/></text:span><text:span text:style-name="T213_10">the</text:span><text:span text:style-name="T213_11"><text:s/></text:span><text:span text:style-name="T213_12">usage</text:span><text:span text:style-name="T213_13"><text:s/></text:span><text:span text:style-name="T213_14">of</text:span><text:span text:style-name="T213_15"><text:s/></text:span><text:span text:style-name="T213_16">various</text:span><text:span text:style-name="T213_17"><text:s/></text:span><text:span text:style-name="T213_18">tools</text:span><text:span text:style-name="T213_19"><text:s/></text:span><text:span text:style-name="T213_20">and</text:span><text:span text:style-name="T213_21"><text:s/></text:span><text:span text:style-name="T213_22">libraries</text:span><text:span text:style-name="T213_23"><text:s/></text:span><text:span text:style-name="T213_24">for</text:span><text:span text:style-name="T213_25"><text:s/></text:span><text:span text:style-name="T213_26">the</text:span><text:span text:style-name="T213_27"><text:s/></text:span><text:span text:style-name="T213_28">different</text:span><text:span text:style-name="T213_29"><text:s/></text:span><text:span text:style-name="T213_30">components</text:span><text:span text:style-name="T213_31"><text:s/></text:span><text:span text:style-name="T213_32">of</text:span><text:span text:style-name="T213_33"><text:s/></text:span><text:span text:style-name="T213_34">the</text:span><text:span text:style-name="T213_35"><text:s/></text:span><text:span text:style-name="T213_36">program</text:span><text:span text:style-name="T213_37">.<text:s/></text:span></text:p>
      <text:p text:style-name="P214"><text:span text:style-name="T214_1">-<text:s/></text:span><text:span text:style-name="T214_2">Sound</text:span><text:span text:style-name="T214_3">:<text:s/></text:span><text:span text:style-name="T214_4">Collections</text:span><text:span text:style-name="T214_5">/</text:span><text:span text:style-name="T214_6">libraries</text:span><text:span text:style-name="T214_7"><text:s/></text:span><text:span text:style-name="T214_8">of</text:span><text:span text:style-name="T214_9"><text:s/></text:span><text:span text:style-name="T214_10">both</text:span><text:span text:style-name="T214_11"><text:s/></text:span><text:span text:style-name="T214_12">sounds</text:span><text:span text:style-name="T214_13"><text:s/></text:span><text:span text:style-name="T214_14">and</text:span><text:span text:style-name="T214_15"><text:s/></text:span><text:span text:style-name="T214_16">music</text:span><text:span text:style-name="T214_17"><text:s/></text:span><text:span text:style-name="T214_18">will</text:span><text:span text:style-name="T214_19"><text:s/></text:span><text:span text:style-name="T214_20">be</text:span><text:span text:style-name="T214_21"><text:s/></text:span><text:span text:style-name="T214_22">used</text:span><text:span text:style-name="T214_23"><text:s/></text:span><text:span text:style-name="T214_24">and</text:span><text:span text:style-name="T214_25"><text:s/></text:span><text:span text:style-name="T214_26">incorporated</text:span><text:span text:style-name="T214_27"><text:s/></text:span><text:span text:style-name="T214_28">into</text:span><text:span text:style-name="T214_29"><text:s/></text:span><text:span text:style-name="T214_30">the</text:span><text:span text:style-name="T214_31"><text:s/></text:span><text:span text:style-name="T214_32">game</text:span><text:span text:style-name="T214_33">.<text:s/></text:span><text:span text:style-name="T214_34">Such</text:span><text:span text:style-name="T214_35"><text:s/></text:span><text:span text:style-name="T214_36">sources</text:span><text:span text:style-name="T214_37"><text:s/></text:span><text:span text:style-name="T214_38">include</text:span><text:span text:style-name="T214_39"><text:s/></text:span><text:span text:style-name="T214_40"><text:a xlink:type="simple" xlink:href="http://freesound.org"><text:span text:style-name="T214_41">freesound</text:span></text:a></text:span><text:span text:style-name="T214_42"><text:a xlink:type="simple" xlink:href="http://freesound.org"><text:span text:style-name="T214_43">.</text:span></text:a></text:span><text:span text:style-name="T214_44"><text:a xlink:type="simple" xlink:href="http://freesound.org"><text:span text:style-name="T214_45">org</text:span></text:a></text:span><text:span text:style-name="T214_46"><text:s/></text:span><text:span text:style-name="T214_47">for</text:span><text:span text:style-name="T214_48"><text:s/></text:span><text:span text:style-name="T214_49">game</text:span><text:span text:style-name="T214_50"><text:s/></text:span><text:span text:style-name="T214_51">sounds</text:span><text:span text:style-name="T214_52"><text:s/></text:span><text:span text:style-name="T214_53">and</text:span><text:span text:style-name="T214_54"><text:s/></text:span><text:span text:style-name="T214_55"><text:a xlink:type="simple" xlink:href="http://jamendo.com"><text:span text:style-name="T214_56">jamendo</text:span></text:a></text:span><text:span text:style-name="T214_57"><text:a xlink:type="simple" xlink:href="http://jamendo.com"><text:span text:style-name="T214_58">.</text:span></text:a></text:span><text:span text:style-name="T214_59"><text:a xlink:type="simple" xlink:href="http://jamendo.com"><text:span text:style-name="T214_60">com</text:span></text:a></text:span><text:span text:style-name="T214_61"><text:s/></text:span><text:span text:style-name="T214_62">for</text:span><text:span text:style-name="T214_63"><text:s/></text:span><text:span text:style-name="T214_64">music</text:span><text:span text:style-name="T214_65">.</text:span></text:p>
      <text:p text:style-name="P215"><text:span text:style-name="T215_1">-<text:s/></text:span><text:span text:style-name="T215_2">Code</text:span><text:span text:style-name="T215_3"><text:s/></text:span><text:span text:style-name="T215_4">Sharing</text:span><text:span text:style-name="T215_5"><text:s/></text:span><text:span text:style-name="T215_6">and</text:span><text:span text:style-name="T215_7"><text:s/></text:span><text:span text:style-name="T215_8">Version</text:span><text:span text:style-name="T215_9"><text:s/></text:span><text:span text:style-name="T215_10">Control</text:span><text:span text:style-name="T215_11">:<text:s/></text:span><text:span text:style-name="T215_12">To</text:span><text:span text:style-name="T215_13"><text:s/></text:span><text:span text:style-name="T215_14">maintain</text:span><text:span text:style-name="T215_15"><text:s/></text:span><text:span text:style-name="T215_16">a</text:span><text:span text:style-name="T215_17"><text:s/></text:span><text:span text:style-name="T215_18">working</text:span><text:span text:style-name="T215_19"><text:s/></text:span><text:span text:style-name="T215_20">folder</text:span><text:span text:style-name="T215_21"><text:s/></text:span><text:span text:style-name="T215_22">of</text:span><text:span text:style-name="T215_23"><text:s/></text:span><text:span text:style-name="T215_24">latest</text:span><text:span text:style-name="T215_25"><text:s/></text:span><text:span text:style-name="T215_26">versions</text:span><text:span text:style-name="T215_27">,<text:s/></text:span><text:span text:style-name="T215_28">test</text:span><text:span text:style-name="T215_29"><text:s/></text:span><text:span text:style-name="T215_30">cases</text:span><text:span text:style-name="T215_31">,<text:s/></text:span><text:span text:style-name="T215_32">prototypes</text:span><text:span text:style-name="T215_33"><text:s/></text:span><text:span text:style-name="T215_34">and</text:span><text:span text:style-name="T215_35"><text:s/></text:span><text:span text:style-name="T215_36">proofs</text:span><text:span text:style-name="T215_37"><text:s/></text:span><text:span text:style-name="T215_38">of</text:span><text:span text:style-name="T215_39"><text:s/></text:span><text:span text:style-name="T215_40">concepts</text:span><text:span text:style-name="T215_41">,<text:s/></text:span><text:span text:style-name="T215_42">a</text:span><text:span text:style-name="T215_43"><text:s/></text:span><text:span text:style-name="T215_44">central</text:span><text:span text:style-name="T215_45"><text:s/></text:span><text:span text:style-name="T215_46">Git</text:span><text:span text:style-name="T215_47"><text:s/></text:span><text:span text:style-name="T215_48">repository</text:span><text:span text:style-name="T215_49"><text:s/></text:span><text:span text:style-name="T215_50">will</text:span><text:span text:style-name="T215_51"><text:s/></text:span><text:span text:style-name="T215_52">be</text:span><text:span text:style-name="T215_53"><text:s/></text:span><text:span text:style-name="T215_54">used</text:span><text:span text:style-name="T215_55"><text:s/></text:span><text:span text:style-name="T215_56">to</text:span><text:span text:style-name="T215_57"><text:s/></text:span><text:span text:style-name="T215_58">store</text:span><text:span text:style-name="T215_59"><text:s/></text:span><text:span text:style-name="T215_60">all</text:span><text:span text:style-name="T215_61"><text:s/></text:span><text:span text:style-name="T215_62">team</text:span><text:span text:style-name="T215_63"><text:s/></text:span><text:span text:style-name="T215_64">related</text:span><text:span text:style-name="T215_65"><text:s/></text:span><text:span text:style-name="T215_66">files</text:span><text:span text:style-name="T215_67">.</text:span></text:p>
      <text:p text:style-name="P216"><text:span text:style-name="T216_1">-<text:s/></text:span><text:span text:style-name="T216_2">Text</text:span><text:span text:style-name="T216_3"><text:s/></text:span><text:span text:style-name="T216_4">Editors</text:span><text:span text:style-name="T216_5">:<text:s/></text:span><text:span text:style-name="T216_6">Such</text:span><text:span text:style-name="T216_7"><text:s/></text:span><text:span text:style-name="T216_8">editors</text:span><text:span text:style-name="T216_9"><text:s/></text:span><text:span text:style-name="T216_10">include</text:span><text:span text:style-name="T216_11"><text:s/></text:span><text:span text:style-name="T216_12">Notepad</text:span><text:span text:style-name="T216_13">++,<text:s/></text:span><text:span text:style-name="T216_14">Vim</text:span><text:span text:style-name="T216_15">,<text:s/></text:span><text:span text:style-name="T216_16">Kate</text:span><text:span text:style-name="T216_17"><text:s/></text:span><text:span text:style-name="T216_18">and</text:span><text:span text:style-name="T216_19"><text:s/></text:span><text:span text:style-name="T216_20">gedit</text:span><text:span text:style-name="T216_21"><text:s/></text:span><text:span text:style-name="T216_22">among</text:span><text:span text:style-name="T216_23"><text:s/></text:span><text:span text:style-name="T216_24">others</text:span><text:span text:style-name="T216_25">.<text:s/></text:span><text:span text:style-name="T216_26">As</text:span><text:span text:style-name="T216_27"><text:s/></text:span><text:span text:style-name="T216_28">such</text:span><text:span text:style-name="T216_29">,<text:s/></text:span><text:span text:style-name="T216_30">different</text:span><text:span text:style-name="T216_31"><text:s/></text:span><text:span text:style-name="T216_32">team</text:span><text:span text:style-name="T216_33"><text:s/></text:span><text:span text:style-name="T216_34">members</text:span><text:span text:style-name="T216_35"><text:s/></text:span><text:span text:style-name="T216_36">will</text:span><text:span text:style-name="T216_37"><text:s/></text:span><text:span text:style-name="T216_38">have</text:span><text:span text:style-name="T216_39"><text:s/></text:span><text:span text:style-name="T216_40">different</text:span><text:span text:style-name="T216_41"><text:s/></text:span><text:span text:style-name="T216_42">preferences</text:span><text:span text:style-name="T216_43"><text:s/></text:span><text:span text:style-name="T216_44">with</text:span><text:span text:style-name="T216_45"><text:s/></text:span><text:span text:style-name="T216_46">respect</text:span><text:span text:style-name="T216_47"><text:s/></text:span><text:span text:style-name="T216_48">to</text:span><text:span text:style-name="T216_49"><text:s/></text:span><text:span text:style-name="T216_50">text</text:span><text:span text:style-name="T216_51"><text:s/></text:span><text:span text:style-name="T216_52">editors</text:span><text:span text:style-name="T216_53"><text:s/></text:span><text:span text:style-name="T216_54">which</text:span><text:span text:style-name="T216_55"><text:s/></text:span><text:span text:style-name="T216_56">isn</text:span><text:span text:style-name="T216_57">’</text:span><text:span text:style-name="T216_58">t</text:span><text:span text:style-name="T216_59"><text:s/></text:span><text:span text:style-name="T216_60">a</text:span><text:span text:style-name="T216_61"><text:s/></text:span><text:span text:style-name="T216_62">concern</text:span><text:span text:style-name="T216_63"><text:s/></text:span><text:span text:style-name="T216_64">so</text:span><text:span text:style-name="T216_65"><text:s/></text:span><text:span text:style-name="T216_66">long</text:span><text:span text:style-name="T216_67"><text:s/></text:span><text:span text:style-name="T216_68">as</text:span><text:span text:style-name="T216_69"><text:s/></text:span><text:span text:style-name="T216_70">the</text:span><text:span text:style-name="T216_71"><text:s/></text:span><text:span text:style-name="T216_72">agreed</text:span><text:span text:style-name="T216_73"><text:s/></text:span><text:span text:style-name="T216_74">upon</text:span><text:span text:style-name="T216_75"><text:s/></text:span><text:span text:style-name="T216_76">coding</text:span><text:span text:style-name="T216_77"><text:s/></text:span><text:span text:style-name="T216_78">conventions</text:span><text:span text:style-name="T216_79"><text:s/></text:span><text:span text:style-name="T216_80">and</text:span><text:span text:style-name="T216_81"><text:s/></text:span><text:span text:style-name="T216_82">styling</text:span><text:span text:style-name="T216_83"><text:s/></text:span><text:span text:style-name="T216_84">are</text:span><text:span text:style-name="T216_85"><text:s/></text:span><text:span text:style-name="T216_86">followed</text:span><text:span text:style-name="T216_87">.</text:span></text:p>
      <text:p text:style-name="P217"><text:span text:style-name="T217_1">-<text:s/></text:span><text:span text:style-name="T217_2">Web</text:span><text:span text:style-name="T217_3"><text:s/></text:span><text:span text:style-name="T217_4">Browsers</text:span><text:span text:style-name="T217_5">:<text:s/></text:span><text:span text:style-name="T217_6">Any</text:span><text:span text:style-name="T217_7"><text:s/></text:span><text:span text:style-name="T217_8">of</text:span><text:span text:style-name="T217_9"><text:s/></text:span><text:span text:style-name="T217_10">the</text:span><text:span text:style-name="T217_11"><text:s/></text:span><text:span text:style-name="T217_12">web</text:span><text:span text:style-name="T217_13"><text:s/></text:span><text:span text:style-name="T217_14">browsers</text:span><text:span text:style-name="T217_15"><text:s/></text:span><text:span text:style-name="T217_16">mention</text:span></text:p>
      <text:p text:style-name="P218"/>
      <text:p text:style-name="P219"><text:span text:style-name="T219_1">Software</text:span><text:span text:style-name="T219_2"><text:s/></text:span><text:span text:style-name="T219_3">building</text:span><text:span text:style-name="T219_4"><text:s/></text:span><text:span text:style-name="T219_5">method</text:span></text:p>
      <text:p text:style-name="P220"><text:span text:style-name="T220_1">Given</text:span><text:span text:style-name="T220_2"><text:s/></text:span><text:span text:style-name="T220_3">the</text:span><text:span text:style-name="T220_4"><text:s/></text:span><text:span text:style-name="T220_5">overall</text:span><text:span text:style-name="T220_6"><text:s/></text:span><text:span text:style-name="T220_7">design</text:span><text:span text:style-name="T220_8"><text:s/></text:span><text:span text:style-name="T220_9">of</text:span><text:span text:style-name="T220_10"><text:s/></text:span><text:span text:style-name="T220_11">the</text:span><text:span text:style-name="T220_12"><text:s/></text:span><text:span text:style-name="T220_13">application</text:span><text:span text:style-name="T220_14">,<text:s/></text:span><text:span text:style-name="T220_15">different</text:span><text:span text:style-name="T220_16"><text:s/></text:span><text:span text:style-name="T220_17">modules</text:span><text:span text:style-name="T220_18"><text:s/></text:span><text:span text:style-name="T220_19">will</text:span><text:span text:style-name="T220_20"><text:s/></text:span><text:span text:style-name="T220_21">be</text:span><text:span text:style-name="T220_22"><text:s/></text:span><text:span text:style-name="T220_23">assigned</text:span><text:span text:style-name="T220_24"><text:s/></text:span><text:span text:style-name="T220_25">and</text:span><text:span text:style-name="T220_26"><text:s/></text:span><text:span text:style-name="T220_27">coded</text:span><text:span text:style-name="T220_28"><text:s/></text:span><text:span text:style-name="T220_29">by</text:span><text:span text:style-name="T220_30"><text:s/></text:span><text:span text:style-name="T220_31">different</text:span><text:span text:style-name="T220_32"><text:s/></text:span><text:span text:style-name="T220_33">team</text:span><text:span text:style-name="T220_34"><text:s/></text:span><text:span text:style-name="T220_35">members</text:span><text:span text:style-name="T220_36">.<text:s/></text:span><text:span text:style-name="T220_37">A</text:span><text:span text:style-name="T220_38"><text:s/></text:span><text:span text:style-name="T220_39">central</text:span><text:span text:style-name="T220_40"><text:s/></text:span><text:span text:style-name="T220_41">repository</text:span><text:span text:style-name="T220_42"><text:s/></text:span><text:span text:style-name="T220_43">will</text:span><text:span text:style-name="T220_44"><text:s/></text:span><text:span text:style-name="T220_45">be</text:span><text:span text:style-name="T220_46"><text:s/></text:span><text:span text:style-name="T220_47">used</text:span><text:span text:style-name="T220_48"><text:s/></text:span><text:span text:style-name="T220_49">to</text:span><text:span text:style-name="T220_50"><text:s/></text:span><text:span text:style-name="T220_51">maintain</text:span><text:span text:style-name="T220_52"><text:s/></text:span><text:span text:style-name="T220_53">the</text:span><text:span text:style-name="T220_54"><text:s/></text:span><text:span text:style-name="T220_55">code</text:span><text:span text:style-name="T220_56"><text:s/></text:span><text:span text:style-name="T220_57">of</text:span><text:span text:style-name="T220_58"><text:s/></text:span><text:span text:style-name="T220_59">all</text:span><text:span text:style-name="T220_60"><text:s/></text:span><text:span text:style-name="T220_61">team</text:span><text:span text:style-name="T220_62"><text:s/></text:span><text:span text:style-name="T220_63">members</text:span><text:span text:style-name="T220_64">,<text:s/></text:span><text:span text:style-name="T220_65">including</text:span><text:span text:style-name="T220_66"><text:s/></text:span><text:span text:style-name="T220_67">a</text:span><text:span text:style-name="T220_68"><text:s/></text:span><text:span text:style-name="T220_69">central</text:span><text:span text:style-name="T220_70"><text:s/></text:span><text:span text:style-name="T220_71">folder</text:span><text:span text:style-name="T220_72"><text:s/></text:span><text:span text:style-name="T220_73">to</text:span><text:span text:style-name="T220_74"><text:s/></text:span><text:span text:style-name="T220_75">hold</text:span><text:span text:style-name="T220_76"><text:s/></text:span><text:span text:style-name="T220_77">the</text:span><text:span text:style-name="T220_78"><text:s/></text:span><text:span text:style-name="T220_79">latest</text:span><text:span text:style-name="T220_80"><text:s/></text:span><text:span text:style-name="T220_81">version</text:span><text:span text:style-name="T220_82"><text:s/></text:span><text:span text:style-name="T220_83">of</text:span><text:span text:style-name="T220_84"><text:s/></text:span><text:span text:style-name="T220_85">the</text:span><text:span text:style-name="T220_86"><text:s/></text:span><text:span text:style-name="T220_87">application</text:span><text:span text:style-name="T220_88">.<text:s/></text:span><text:span text:style-name="T220_89">While</text:span><text:span text:style-name="T220_90"><text:s/></text:span><text:span text:style-name="T220_91">coding</text:span><text:span text:style-name="T220_92"><text:s/></text:span><text:span text:style-name="T220_93">each</text:span><text:span text:style-name="T220_94"><text:s/></text:span><text:span text:style-name="T220_95">individual</text:span><text:span text:style-name="T220_96"><text:s/></text:span><text:span text:style-name="T220_97">section</text:span><text:span text:style-name="T220_98">,<text:s/></text:span><text:span text:style-name="T220_99">team</text:span><text:span text:style-name="T220_100"><text:s/></text:span><text:span text:style-name="T220_101">members</text:span><text:span text:style-name="T220_102"><text:s/></text:span><text:span text:style-name="T220_103">may</text:span><text:span text:style-name="T220_104"><text:s/></text:span><text:span text:style-name="T220_105">wish</text:span><text:span text:style-name="T220_106"><text:s/></text:span><text:span text:style-name="T220_107">to</text:span><text:span text:style-name="T220_108"><text:s/></text:span><text:span text:style-name="T220_109">maintain</text:span><text:span text:style-name="T220_110"><text:s/></text:span><text:span text:style-name="T220_111">their</text:span><text:span text:style-name="T220_112"><text:s/></text:span><text:span text:style-name="T220_113">own</text:span><text:span text:style-name="T220_114"><text:s/></text:span><text:span text:style-name="T220_115">separate</text:span><text:span text:style-name="T220_116"><text:s/></text:span><text:span text:style-name="T220_117">folders</text:span><text:span text:style-name="T220_118"><text:s/></text:span><text:span text:style-name="T220_119">for</text:span><text:span text:style-name="T220_120"><text:s/></text:span><text:span text:style-name="T220_121">testing</text:span><text:span text:style-name="T220_122"><text:s/></text:span><text:span text:style-name="T220_123">or</text:span><text:span text:style-name="T220_124"><text:s/></text:span><text:span text:style-name="T220_125">prototyping</text:span><text:span text:style-name="T220_126"><text:s/></text:span><text:span text:style-name="T220_127">purposes</text:span><text:span text:style-name="T220_128">.<text:s/></text:span><text:span text:style-name="T220_129">However</text:span><text:span text:style-name="T220_130">,<text:s/></text:span><text:span text:style-name="T220_131">before</text:span><text:span text:style-name="T220_132"><text:s/></text:span><text:span text:style-name="T220_133">merging</text:span><text:span text:style-name="T220_134"><text:s/></text:span><text:span text:style-name="T220_135">the</text:span><text:span text:style-name="T220_136"><text:s/></text:span><text:span text:style-name="T220_137">latest</text:span><text:span text:style-name="T220_138">/</text:span><text:span text:style-name="T220_139">final</text:span><text:span text:style-name="T220_140"><text:s/></text:span><text:span text:style-name="T220_141">versions</text:span><text:span text:style-name="T220_142"><text:s/></text:span><text:span text:style-name="T220_143">of</text:span><text:span text:style-name="T220_144"><text:s/></text:span><text:span text:style-name="T220_145">code</text:span><text:span text:style-name="T220_146">,<text:s/></text:span><text:span text:style-name="T220_147">we</text:span><text:span text:style-name="T220_148"><text:s/></text:span><text:span text:style-name="T220_149">will</text:span><text:span text:style-name="T220_150"><text:s/></text:span><text:span text:style-name="T220_151">require</text:span><text:span text:style-name="T220_152"><text:s/></text:span><text:span text:style-name="T220_153">that</text:span><text:span text:style-name="T220_154"><text:s/></text:span><text:span text:style-name="T220_155">the</text:span><text:span text:style-name="T220_156"><text:s/></text:span><text:span text:style-name="T220_157">programmer</text:span><text:span text:style-name="T220_158"><text:s/></text:span><text:span text:style-name="T220_159">first</text:span><text:span text:style-name="T220_160"><text:s/></text:span><text:span text:style-name="T220_161">test</text:span><text:span text:style-name="T220_162"><text:s/></text:span><text:span text:style-name="T220_163">her</text:span><text:span text:style-name="T220_164"><text:s/></text:span><text:span text:style-name="T220_165">own</text:span><text:span text:style-name="T220_166"><text:s/></text:span><text:span text:style-name="T220_167">code</text:span><text:span text:style-name="T220_168"><text:s/></text:span><text:span text:style-name="T220_169">to</text:span><text:span text:style-name="T220_170"><text:s/></text:span><text:span text:style-name="T220_171">prevent</text:span><text:span text:style-name="T220_172"><text:s/></text:span><text:span text:style-name="T220_173">potential</text:span><text:span text:style-name="T220_174"><text:s/></text:span><text:span text:style-name="T220_175">errors</text:span><text:span text:style-name="T220_176"><text:s/></text:span><text:span text:style-name="T220_177">that</text:span><text:span text:style-name="T220_178"><text:s/></text:span><text:span text:style-name="T220_179">might</text:span><text:span text:style-name="T220_180"><text:s/></text:span><text:span text:style-name="T220_181">emerge</text:span><text:span text:style-name="T220_182">.</text:span></text:p>
      <text:p text:style-name="P221"/>
      <text:p text:style-name="P222"/>
      <text:p text:style-name="P223"><text:span text:style-name="T223_1"><text:s/></text:span></text:p>
      <text:p text:style-name="P224"/>
      <text:p text:style-name="P225"/>
      <text:p text:style-name="P226"/>
      <text:p text:style-name="P227"/>
      <text:p text:style-name="P228"/>
      <text:p text:style-name="P229"/>
      <text:p text:style-name="P230"><text:span text:style-name="T230_1">Installation</text:span><text:span text:style-name="T230_2"><text:s/></text:span><text:span text:style-name="T230_3">procedure</text:span></text:p>
      <text:p text:style-name="P231"><text:span text:style-name="T231_1">On</text:span><text:span text:style-name="T231_2"><text:s/></text:span><text:span text:style-name="T231_3">the</text:span><text:span text:style-name="T231_4"><text:s/></text:span><text:span text:style-name="T231_5">server</text:span><text:span text:style-name="T231_6">,<text:s/></text:span><text:span text:style-name="T231_7">a</text:span><text:span text:style-name="T231_8"><text:s/></text:span><text:span text:style-name="T231_9">webserver</text:span><text:span text:style-name="T231_10"><text:s/></text:span><text:span text:style-name="T231_11">is</text:span><text:span text:style-name="T231_12"><text:s/></text:span><text:span text:style-name="T231_13">required</text:span><text:span text:style-name="T231_14">.<text:s/></text:span><text:span text:style-name="T231_15">The</text:span><text:span text:style-name="T231_16"><text:s/></text:span><text:span text:style-name="T231_17">game</text:span><text:span text:style-name="T231_18"><text:s/></text:span><text:span text:style-name="T231_19">consists</text:span><text:span text:style-name="T231_20"><text:s/></text:span><text:span text:style-name="T231_21">of</text:span><text:span text:style-name="T231_22"><text:s/></text:span><text:span text:style-name="T231_23">a</text:span><text:span text:style-name="T231_24"><text:s/></text:span><text:span text:style-name="T231_25">set</text:span><text:span text:style-name="T231_26"><text:s/></text:span><text:span text:style-name="T231_27">of</text:span><text:span text:style-name="T231_28"><text:s/></text:span><text:span text:style-name="T231_29">files</text:span><text:span text:style-name="T231_30"><text:s/></text:span><text:span text:style-name="T231_31">and</text:span><text:span text:style-name="T231_32"><text:s/></text:span><text:span text:style-name="T231_33">programs</text:span><text:span text:style-name="T231_34">.<text:s/></text:span><text:span text:style-name="T231_35">These</text:span><text:span text:style-name="T231_36"><text:s/></text:span><text:span text:style-name="T231_37">will</text:span><text:span text:style-name="T231_38"><text:s/></text:span><text:span text:style-name="T231_39">be</text:span><text:span text:style-name="T231_40"><text:s/></text:span><text:span text:style-name="T231_41">hosted</text:span><text:span text:style-name="T231_42"><text:s/></text:span><text:span text:style-name="T231_43">by</text:span><text:span text:style-name="T231_44"><text:s/></text:span><text:span text:style-name="T231_45">the</text:span><text:span text:style-name="T231_46"><text:s/></text:span><text:span text:style-name="T231_47">webserver</text:span><text:span text:style-name="T231_48">,<text:s/></text:span><text:span text:style-name="T231_49">and</text:span><text:span text:style-name="T231_50"><text:s/></text:span><text:span text:style-name="T231_51">made</text:span><text:span text:style-name="T231_52"><text:s/></text:span><text:span text:style-name="T231_53">available</text:span><text:span text:style-name="T231_54"><text:s/></text:span><text:span text:style-name="T231_55">to</text:span><text:span text:style-name="T231_56"><text:s/></text:span><text:span text:style-name="T231_57">users</text:span><text:span text:style-name="T231_58">.<text:s/></text:span><text:span text:style-name="T231_59">Upon</text:span><text:span text:style-name="T231_60"><text:s/></text:span><text:span text:style-name="T231_61">beginning</text:span><text:span text:style-name="T231_62"><text:s/></text:span><text:span text:style-name="T231_63">the</text:span><text:span text:style-name="T231_64"><text:s/></text:span><text:span text:style-name="T231_65">game</text:span><text:span text:style-name="T231_66">,<text:s/></text:span><text:span text:style-name="T231_67">the</text:span><text:span text:style-name="T231_68"><text:s/></text:span><text:span text:style-name="T231_69">user</text:span><text:span text:style-name="T231_70"><text:s/></text:span><text:span text:style-name="T231_71">loads</text:span><text:span text:style-name="T231_72"><text:s/></text:span><text:span text:style-name="T231_73">the</text:span><text:span text:style-name="T231_74"><text:s/></text:span><text:span text:style-name="T231_75">client</text:span><text:span text:style-name="T231_76"><text:s/></text:span><text:span text:style-name="T231_77">libraries</text:span><text:span text:style-name="T231_78">,<text:s/></text:span><text:span text:style-name="T231_79">which</text:span><text:span text:style-name="T231_80"><text:s/></text:span><text:span text:style-name="T231_81">in</text:span><text:span text:style-name="T231_82"><text:s/></text:span><text:span text:style-name="T231_83">turn</text:span><text:span text:style-name="T231_84"><text:s/></text:span><text:span text:style-name="T231_85">load</text:span><text:span text:style-name="T231_86"><text:s/></text:span><text:span text:style-name="T231_87">the</text:span><text:span text:style-name="T231_88"><text:s/></text:span><text:span text:style-name="T231_89">necessary</text:span><text:span text:style-name="T231_90"><text:s/></text:span><text:span text:style-name="T231_91">media</text:span><text:span text:style-name="T231_92"><text:s/></text:span><text:span text:style-name="T231_93">files</text:span><text:span text:style-name="T231_94">.<text:s/></text:span><text:span text:style-name="T231_95">A</text:span><text:span text:style-name="T231_96"><text:s/></text:span><text:span text:style-name="T231_97">database</text:span><text:span text:style-name="T231_98"><text:s/></text:span><text:span text:style-name="T231_99">stores</text:span><text:span text:style-name="T231_100"><text:s/></text:span><text:span text:style-name="T231_101">information</text:span><text:span text:style-name="T231_102"><text:s/></text:span><text:span text:style-name="T231_103">for</text:span><text:span text:style-name="T231_104"><text:s/></text:span><text:span text:style-name="T231_105">loading</text:span><text:span text:style-name="T231_106"><text:s/></text:span><text:span text:style-name="T231_107">and</text:span><text:span text:style-name="T231_108"><text:s/></text:span><text:span text:style-name="T231_109">playing</text:span><text:span text:style-name="T231_110"><text:s/></text:span><text:span text:style-name="T231_111">the</text:span><text:span text:style-name="T231_112"><text:s/></text:span><text:span text:style-name="T231_113">game</text:span><text:span text:style-name="T231_114">,<text:s/></text:span><text:span text:style-name="T231_115">which</text:span><text:span text:style-name="T231_116"><text:s/></text:span><text:span text:style-name="T231_117">is</text:span><text:span text:style-name="T231_118"><text:s/></text:span><text:span text:style-name="T231_119">accessed</text:span><text:span text:style-name="T231_120"><text:s/></text:span><text:span text:style-name="T231_121">by</text:span><text:span text:style-name="T231_122"><text:s/></text:span><text:span text:style-name="T231_123">a</text:span><text:span text:style-name="T231_124"><text:s/></text:span><text:span text:style-name="T231_125">server</text:span><text:span text:style-name="T231_126">-</text:span><text:span text:style-name="T231_127">side</text:span><text:span text:style-name="T231_128"><text:s/></text:span><text:span text:style-name="T231_129">program</text:span><text:span text:style-name="T231_130">.<text:s/></text:span><text:span text:style-name="T231_131">Another</text:span><text:span text:style-name="T231_132"><text:s/></text:span><text:span text:style-name="T231_133">server</text:span><text:span text:style-name="T231_134">-</text:span><text:span text:style-name="T231_135">side</text:span><text:span text:style-name="T231_136"><text:s/></text:span><text:span text:style-name="T231_137">program</text:span><text:span text:style-name="T231_138"><text:s/></text:span><text:span text:style-name="T231_139">manages</text:span><text:span text:style-name="T231_140"><text:s/></text:span><text:span text:style-name="T231_141">live</text:span><text:span text:style-name="T231_142"><text:s/></text:span><text:span text:style-name="T231_143">network</text:span><text:span text:style-name="T231_144"><text:s/></text:span><text:span text:style-name="T231_145">connections</text:span><text:span text:style-name="T231_146">.<text:s/></text:span><text:span text:style-name="T231_147">All</text:span><text:span text:style-name="T231_148"><text:s/></text:span><text:span text:style-name="T231_149">of</text:span><text:span text:style-name="T231_150"><text:s/></text:span><text:span text:style-name="T231_151">these</text:span><text:span text:style-name="T231_152"><text:s/></text:span><text:span text:style-name="T231_153">programs</text:span><text:span text:style-name="T231_154"><text:s/></text:span><text:span text:style-name="T231_155">are</text:span><text:span text:style-name="T231_156"><text:s/></text:span><text:span text:style-name="T231_157">stored</text:span><text:span text:style-name="T231_158"><text:s/></text:span><text:span text:style-name="T231_159">on</text:span><text:span text:style-name="T231_160"><text:s/></text:span><text:span text:style-name="T231_161">the</text:span><text:span text:style-name="T231_162"><text:s/></text:span><text:span text:style-name="T231_163">server</text:span><text:span text:style-name="T231_164"><text:s/></text:span><text:span text:style-name="T231_165">computer</text:span><text:span text:style-name="T231_166"><text:s/></text:span><text:span text:style-name="T231_167">and</text:span><text:span text:style-name="T231_168"><text:s/></text:span><text:span text:style-name="T231_169">are</text:span><text:span text:style-name="T231_170"><text:s/></text:span><text:span text:style-name="T231_171">called</text:span><text:span text:style-name="T231_172"><text:s/></text:span><text:span text:style-name="T231_173">by</text:span><text:span text:style-name="T231_174"><text:s/></text:span><text:span text:style-name="T231_175">the</text:span><text:span text:style-name="T231_176"><text:s/></text:span><text:span text:style-name="T231_177">webserver</text:span><text:span text:style-name="T231_178"><text:s/></text:span><text:span text:style-name="T231_179">through</text:span><text:span text:style-name="T231_180"><text:s/></text:span><text:span text:style-name="T231_181">client</text:span><text:span text:style-name="T231_182"><text:s/></text:span><text:span text:style-name="T231_183">connection</text:span><text:span text:style-name="T231_184"><text:s/></text:span><text:span text:style-name="T231_185">calls</text:span><text:span text:style-name="T231_186">.</text:span></text:p>
      <text:p text:style-name="P232"/>
      <text:p text:style-name="P233"><text:span text:style-name="T233_1">Since</text:span><text:span text:style-name="T233_2"><text:s/></text:span><text:span text:style-name="T233_3">it</text:span><text:span text:style-name="T233_4"><text:s/></text:span><text:span text:style-name="T233_5">is</text:span><text:span text:style-name="T233_6"><text:s/></text:span><text:span text:style-name="T233_7">browser</text:span><text:span text:style-name="T233_8">-</text:span><text:span text:style-name="T233_9">based</text:span><text:span text:style-name="T233_10"><text:s/></text:span><text:span text:style-name="T233_11">game</text:span><text:span text:style-name="T233_12">,<text:s/></text:span><text:span text:style-name="T233_13">installation</text:span><text:span text:style-name="T233_14"><text:s/></text:span><text:span text:style-name="T233_15">is</text:span><text:span text:style-name="T233_16"><text:s/></text:span><text:span text:style-name="T233_17">not</text:span><text:span text:style-name="T233_18"><text:s/></text:span><text:span text:style-name="T233_19">necessary</text:span><text:span text:style-name="T233_20"><text:s/></text:span><text:span text:style-name="T233_21">for</text:span><text:span text:style-name="T233_22"><text:s/></text:span><text:span text:style-name="T233_23">clients</text:span><text:span text:style-name="T233_24">.<text:s/></text:span><text:span text:style-name="T233_25">They</text:span><text:span text:style-name="T233_26"><text:s/></text:span><text:span text:style-name="T233_27">only</text:span><text:span text:style-name="T233_28"><text:s/></text:span><text:span text:style-name="T233_29">need</text:span><text:span text:style-name="T233_30"><text:s/></text:span><text:span text:style-name="T233_31">a</text:span><text:span text:style-name="T233_32"><text:s/></text:span><text:span text:style-name="T233_33">modern</text:span><text:span text:style-name="T233_34"><text:s/></text:span><text:span text:style-name="T233_35">browsers</text:span><text:span text:style-name="T233_36"><text:s/></text:span><text:span text:style-name="T233_37">that</text:span><text:span text:style-name="T233_38"><text:s/></text:span><text:span text:style-name="T233_39">support</text:span><text:span text:style-name="T233_40"><text:s/></text:span><text:span text:style-name="T233_41">WebGL</text:span><text:span text:style-name="T233_42"><text:s/></text:span><text:span text:style-name="T233_43">and</text:span><text:span text:style-name="T233_44"><text:s/></text:span><text:span text:style-name="T233_45">hardware</text:span><text:span text:style-name="T233_46"><text:s/></text:span><text:span text:style-name="T233_47">acceleration</text:span><text:span text:style-name="T233_48"><text:s/></text:span><text:span text:style-name="T233_49">such</text:span><text:span text:style-name="T233_50"><text:s/></text:span><text:span text:style-name="T233_51">as</text:span><text:span text:style-name="T233_52"><text:s/></text:span><text:span text:style-name="T233_53">Firefox</text:span><text:span text:style-name="T233_54"><text:s/>4.0+,<text:s/></text:span><text:span text:style-name="T233_55">Google</text:span><text:span text:style-name="T233_56"><text:s/></text:span><text:span text:style-name="T233_57">Chrome</text:span><text:span text:style-name="T233_58"><text:s/>14.0+,<text:s/></text:span><text:span text:style-name="T233_59">IE</text:span><text:span text:style-name="T233_60"><text:s/>9.0+,<text:s/></text:span><text:span text:style-name="T233_61">safari</text:span><text:span text:style-name="T233_62"><text:s/>5<text:s/></text:span><text:span text:style-name="T233_63">etc</text:span><text:span text:style-name="T233_64">...<text:s/></text:span></text:p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><text:span text:style-name="T249_1">Section</text:span><text:span text:style-name="T249_2"><text:s/>5:<text:s/></text:span><text:span text:style-name="T249_3">Test</text:span><text:span text:style-name="T249_4"><text:s/></text:span><text:span text:style-name="T249_5">cases</text:span><text:span text:style-name="T249_6"><text:s/></text:span><text:span text:style-name="T249_7">and</text:span><text:span text:style-name="T249_8"><text:s/></text:span><text:span text:style-name="T249_9">procedure</text:span></text:p>
      <text:p text:style-name="P250"/>
      <text:p text:style-name="P251"><text:span text:style-name="T251_1"><text:s text:c="287"/></text:span></text:p>
      <text:p text:style-name="P252"><text:span text:style-name="T252_1">Test</text:span><text:span text:style-name="T252_2"><text:s/></text:span><text:span text:style-name="T252_3">driven</text:span><text:span text:style-name="T252_4"><text:s/></text:span><text:span text:style-name="T252_5">development</text:span></text:p>
      <text:p text:style-name="P253"/>
      <text:p text:style-name="P254"/>
      <text:p text:style-name="P255"/>
      <text:p text:style-name="P256"/>
      <text:p text:style-name="P257"/>
      <text:p text:style-name="P258"/>
      <text:p text:style-name="P259"><text:span text:style-name="T259_1">Acceptance</text:span><text:span text:style-name="T259_2"><text:s/></text:span><text:span text:style-name="T259_3">test</text:span><text:span text:style-name="T259_4"><text:s/></text:span><text:span text:style-name="T259_5">driven</text:span><text:span text:style-name="T259_6"><text:s/></text:span><text:span text:style-name="T259_7">development</text:span></text:p>
      <text:p text:style-name="P260"><text:span text:style-name="T260_1"><text:tab/></text:span><text:span text:style-name="T260_2">functional</text:span><text:span text:style-name="T260_3"><text:s/></text:span><text:span text:style-name="T260_4">test</text:span><text:span text:style-name="T260_5"><text:s/></text:span><text:span text:style-name="T260_6">cases</text:span></text:p>
      <text:p text:style-name="P261"/>
      <text:p text:style-name="P262"/>
      <text:p text:style-name="P263"/>
      <text:p text:style-name="P264"/>
      <text:p text:style-name="P265"><text:span text:style-name="T265_1">Error</text:span><text:span text:style-name="T265_2"><text:s/></text:span><text:span text:style-name="T265_3">logger</text:span></text:p>
      <text:p text:style-name="P266"><text:span text:style-name="T266_1"><text:tab/></text:span><text:span text:style-name="T266_2">smart</text:span><text:span text:style-name="T266_3"><text:s/></text:span><text:span text:style-name="T266_4">error</text:span><text:span text:style-name="T266_5"><text:s/></text:span><text:span text:style-name="T266_6">logger</text:span></text:p>
      <text:p text:style-name="P267"/>
      <text:p text:style-name="P268"><text:span text:style-name="T268_1">Building</text:span><text:span text:style-name="T268_2"><text:s/></text:span><text:span text:style-name="T268_3">classes</text:span><text:span text:style-name="T268_4"><text:s/></text:span><text:span text:style-name="T268_5">for</text:span><text:span text:style-name="T268_6"><text:s/></text:span><text:span text:style-name="T268_7">auto</text:span><text:span text:style-name="T268_8"><text:s/></text:span><text:span text:style-name="T268_9">testing</text:span></text:p>
      <text:p text:style-name="P269"><text:span text:style-name="T269_1">auto</text:span><text:span text:style-name="T269_2"><text:s/></text:span><text:span text:style-name="T269_3">testing</text:span><text:span text:style-name="T269_4"><text:s/></text:span><text:span text:style-name="T269_5">method</text:span></text:p>
      <text:p text:style-name="P270"><text:span text:style-name="T270_1">testing</text:span><text:span text:style-name="T270_2"><text:s/></text:span><text:span text:style-name="T270_3">object</text:span><text:span text:style-name="T270_4"><text:s/></text:span><text:span text:style-name="T270_5">calling</text:span><text:span text:style-name="T270_6"><text:s/></text:span><text:span text:style-name="T270_7">all</text:span><text:span text:style-name="T270_8"><text:s/></text:span><text:span text:style-name="T270_9">testable</text:span><text:span text:style-name="T270_10"><text:s/></text:span><text:span text:style-name="T270_11">objects</text:span><text:span text:style-name="T270_12"><text:s/></text:span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><text:span text:style-name="T292_1">Appendix</text:span></text:p>
      <text:p text:style-name="P293"><text:span text:style-name="T293_1"><text:s text:c="2"/><text:tab/><text:tab/></text:span></text:p>
      <text:p text:style-name="P294"><text:span text:style-name="T294_1"><text:tab/></text:span></text:p>
      <text:p text:style-name="P295"/>
      <text:p text:style-name="P296"/>
      <text:p text:style-name="P297"/>
      <text:p text:style-name="P298"><text:span text:style-name="T298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>
      <style:paragraph-properties fo:text-align="center" fo:break-before="auto" fo:text-indent="0cm" fo:line-height="115%" fo:margin-top="0cm" fo:margin-bottom="0.353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